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erif" svg:font-family="serif"/>
    <style:font-face style:name="Verdana1" svg:font-family="Verdana" style:font-family-generic="swiss"/>
    <style:font-face style:name="sans-serif" svg:font-family="sans-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margin-left="0cm" fo:margin-right="0cm" fo:text-align="justify" style:justify-single-word="false" fo:hyphenation-ladder-count="no-limit" fo:text-indent="-0.635cm" style:auto-text-indent="false" style:vertical-align="auto"/>
      <style:text-properties fo:hyphenate="true" loext:hyphenation-no-caps="false"/>
    </style:style>
    <style:style style:name="P2" style:family="paragraph" style:parent-style-name="Normal">
      <style:paragraph-properties fo:margin-left="0cm" fo:margin-right="0cm" fo:hyphenation-ladder-count="no-limit" fo:text-indent="-0.635cm" style:auto-text-indent="false" style:vertical-align="auto"/>
      <style:text-properties fo:hyphenate="true" loext:hyphenation-no-caps="false"/>
    </style:style>
    <style:style style:name="P3" style:family="paragraph" style:parent-style-name="Normal">
      <style:paragraph-properties fo:hyphenation-ladder-count="no-limit" style:vertical-align="auto"/>
      <style:text-properties fo:hyphenate="true" loext:hyphenation-no-caps="false"/>
    </style:style>
    <style:style style:name="P4" style:family="paragraph" style:parent-style-name="Normal">
      <style:paragraph-properties fo:text-align="justify" style:justify-single-word="false" fo:hyphenation-ladder-count="no-limit" style:text-autospace="none" style:vertical-align="auto"/>
      <style:text-properties fo:hyphenate="true" loext:hyphenation-no-caps="false"/>
    </style:style>
    <style:style style:name="P5" style:family="paragraph" style:parent-style-name="Normal">
      <style:paragraph-properties fo:margin-left="0cm" fo:margin-right="0cm" fo:text-align="justify" style:justify-single-word="false" fo:hyphenation-ladder-count="no-limit" fo:text-indent="-0.7cm" style:auto-text-indent="false" style:vertical-align="auto"/>
      <style:text-properties fo:hyphenate="true" loext:hyphenation-no-caps="false"/>
    </style:style>
    <style:style style:name="P6" style:family="paragraph" style:parent-style-name="Normal">
      <style:paragraph-properties fo:hyphenation-ladder-count="no-limit" style:vertical-align="auto"/>
      <style:text-properties style:font-name="Verdana1" fo:font-size="12pt" fo:language="en" fo:country="US" fo:font-weight="bold" style:letter-kerning="false" style:font-name-asian="Times New Roman" style:font-size-asian="12pt" style:language-asian="en" style:country-asian="US" style:font-weight-asian="bold" style:font-name-complex="Times New Roman" style:font-size-complex="12pt" style:language-complex="ar" style:country-complex="SA" style:font-weight-complex="bold" fo:hyphenate="true" loext:hyphenation-no-caps="false"/>
    </style:style>
    <style:style style:name="P7" style:family="paragraph" style:parent-style-name="Normal">
      <style:paragraph-properties fo:hyphenation-ladder-count="no-limit" style:vertical-align="auto"/>
      <style:text-properties style:font-name="Verdana1" fo:font-size="12pt" fo:language="en" fo:country="US" style:letter-kerning="false" style:font-name-asian="Times New Roman" style:font-size-asian="12pt" style:language-asian="en" style:country-asian="US" style:font-name-complex="Times New Roman" style:font-size-complex="12pt" style:language-complex="ar" style:country-complex="SA" fo:hyphenate="true" loext:hyphenation-no-caps="false"/>
    </style:style>
    <style:style style:name="P8" style:family="paragraph" style:parent-style-name="Standard" style:master-page-name="MP0">
      <style:paragraph-properties fo:text-align="center" style:justify-single-word="false" style:page-number="auto" fo:break-before="page"/>
      <style:text-properties officeooo:paragraph-rsid="0007865a"/>
    </style:style>
    <style:style style:name="P9" style:family="paragraph" style:parent-style-name="Standard">
      <style:text-properties fo:color="#000000" loext:opacity="100%" style:font-name="Verdana1" fo:font-size="12pt" style:font-size-asian="12pt" style:font-name-complex="Times New Roman" style:font-size-complex="12pt"/>
    </style:style>
    <style:style style:name="P10" style:family="paragraph" style:parent-style-name="Standard" style:list-style-name="L4">
      <style:text-properties officeooo:paragraph-rsid="0007865a"/>
    </style:style>
    <style:style style:name="P11" style:family="paragraph" style:parent-style-name="Standard" style:list-style-name="L4">
      <style:text-properties officeooo:paragraph-rsid="0007ac32"/>
    </style:style>
    <style:style style:name="P12" style:family="paragraph" style:parent-style-name="Standard" style:list-style-name="L4">
      <style:text-properties officeooo:paragraph-rsid="00090086"/>
    </style:style>
    <style:style style:name="P13" style:family="paragraph" style:parent-style-name="Standard" style:list-style-name="L4">
      <style:text-properties officeooo:paragraph-rsid="000b2afa"/>
    </style:style>
    <style:style style:name="P14" style:family="paragraph" style:parent-style-name="Standard" style:list-style-name="L4">
      <style:text-properties officeooo:paragraph-rsid="000d21be"/>
    </style:style>
    <style:style style:name="P15" style:family="paragraph" style:parent-style-name="Standard" style:list-style-name="L4">
      <style:text-properties officeooo:paragraph-rsid="00102bbe"/>
    </style:style>
    <style:style style:name="P16" style:family="paragraph" style:parent-style-name="Standard" style:list-style-name="L4">
      <style:text-properties officeooo:paragraph-rsid="00111638"/>
    </style:style>
    <style:style style:name="P17" style:family="paragraph" style:parent-style-name="Standard" style:list-style-name="L4">
      <style:text-properties officeooo:paragraph-rsid="001169ee"/>
    </style:style>
    <style:style style:name="P18" style:family="paragraph" style:parent-style-name="Standard" style:list-style-name="L4">
      <style:text-properties officeooo:paragraph-rsid="00129fdf"/>
    </style:style>
    <style:style style:name="P19" style:family="paragraph" style:parent-style-name="Standard">
      <style:paragraph-properties fo:text-align="center" style:justify-single-word="false"/>
      <style:text-properties officeooo:paragraph-rsid="0007865a"/>
    </style:style>
    <style:style style:name="P20" style:family="paragraph" style:parent-style-name="Standard">
      <style:text-properties officeooo:paragraph-rsid="0007ac32"/>
    </style:style>
    <style:style style:name="P21" style:family="paragraph" style:parent-style-name="Standard">
      <style:text-properties style:font-name="Verdana1" fo:font-size="12pt" style:font-size-asian="12pt" style:font-size-complex="12pt"/>
    </style:style>
    <style:style style:name="P22" style:family="paragraph" style:parent-style-name="Standard" style:list-style-name="L4">
      <style:text-properties style:font-name="Verdana1" fo:font-size="12pt" officeooo:paragraph-rsid="0007ac32" style:font-size-asian="12pt" style:font-size-complex="12pt"/>
    </style:style>
    <style:style style:name="P23" style:family="paragraph" style:parent-style-name="Standard" style:list-style-name="L4">
      <style:text-properties style:font-name="Verdana1" fo:font-size="12pt" officeooo:paragraph-rsid="000ec336" style:font-size-asian="12pt" style:font-size-complex="12pt"/>
    </style:style>
    <style:style style:name="P24" style:family="paragraph" style:parent-style-name="Standard" style:list-style-name="L4">
      <style:text-properties style:font-name="Verdana1" fo:font-size="12pt" officeooo:paragraph-rsid="00102bbe" style:font-size-asian="12pt" style:font-size-complex="12pt"/>
    </style:style>
    <style:style style:name="P25" style:family="paragraph" style:parent-style-name="Standard" style:list-style-name="L4">
      <style:text-properties style:font-name="Verdana1" fo:font-size="12pt" officeooo:paragraph-rsid="001169ee" style:font-size-asian="12pt" style:font-size-complex="12pt"/>
    </style:style>
    <style:style style:name="P26" style:family="paragraph" style:parent-style-name="Standard">
      <style:text-properties style:font-name="Verdana1" fo:font-size="12pt" officeooo:paragraph-rsid="0007ac32" style:font-size-asian="12pt" style:font-size-complex="12pt"/>
    </style:style>
    <style:style style:name="P27" style:family="paragraph" style:parent-style-name="Standard">
      <style:text-properties style:font-name="Verdana1" fo:font-size="12pt" fo:font-weight="bold" style:font-size-asian="12pt" style:font-weight-asian="bold" style:font-size-complex="12pt" style:font-weight-complex="bold"/>
    </style:style>
    <style:style style:name="P28" style:family="paragraph" style:parent-style-name="Standard" style:list-style-name="L4">
      <style:text-properties style:font-name="Verdana1" fo:font-size="12pt" fo:font-weight="bold" officeooo:paragraph-rsid="001169ee" style:font-size-asian="12pt" style:font-weight-asian="bold" style:font-size-complex="12pt" style:font-weight-complex="bold"/>
    </style:style>
    <style:style style:name="P29" style:family="paragraph" style:parent-style-name="Standard" style:list-style-name="L7">
      <style:text-properties officeooo:paragraph-rsid="00111638"/>
    </style:style>
    <style:style style:name="P30" style:family="paragraph" style:parent-style-name="Standard">
      <style:text-properties officeooo:paragraph-rsid="00129fdf"/>
    </style:style>
    <style:style style:name="T1" style:family="text">
      <style:text-properties fo:color="#000000" loext:opacity="100%" style:font-name="Verdana1" fo:font-size="12pt" fo:font-weight="normal" officeooo:rsid="00090086" style:font-size-asian="12pt" style:font-weight-asian="normal" style:font-size-complex="12pt" style:font-weight-complex="normal"/>
    </style:style>
    <style:style style:name="T2" style:family="text">
      <style:text-properties fo:color="#000000" loext:opacity="100%" style:font-name="Verdana1" fo:font-size="12pt" fo:font-weight="bold" style:font-size-asian="12pt" style:font-weight-asian="bold" style:font-size-complex="12pt" style:font-weight-complex="bold"/>
    </style:style>
    <style:style style:name="T3" style:family="text">
      <style:text-properties fo:color="#000000" loext:opacity="100%" style:font-name="Verdana1" fo:font-size="12pt" style:font-size-asian="12pt" style:font-size-complex="12pt"/>
    </style:style>
    <style:style style:name="T4" style:family="text">
      <style:text-properties fo:color="#000000" loext:opacity="100%" style:font-name="Verdana1" fo:font-size="12pt" style:font-size-asian="12pt" style:font-name-complex="Times New Roman" style:font-size-complex="12pt"/>
    </style:style>
    <style:style style:name="T5" style:family="text">
      <style:text-properties fo:color="#000000" loext:opacity="100%" style:font-name="Verdana1" fo:font-size="12pt" fo:font-style="italic" style:font-size-asian="12pt" style:font-style-asian="italic" style:font-size-complex="12pt" style:font-style-complex="italic"/>
    </style:style>
    <style:style style:name="T6" style:family="text">
      <style:text-properties fo:font-weight="bold" officeooo:rsid="000696b1" style:font-weight-asian="bold" style:font-weight-complex="bold"/>
    </style:style>
    <style:style style:name="T7" style:family="text">
      <style:text-properties officeooo:rsid="0006dcb7"/>
    </style:style>
    <style:style style:name="T8" style:family="text">
      <style:text-properties fo:font-weight="normal" style:font-weight-asian="normal" style:font-weight-complex="normal"/>
    </style:style>
    <style:style style:name="T9" style:family="text">
      <style:text-properties officeooo:rsid="000ec336"/>
    </style:style>
    <style:style style:name="T10" style:family="text">
      <style:text-properties style:font-name="Verdana1" fo:font-size="12pt" fo:font-weight="bold" style:font-size-asian="12pt" style:font-weight-asian="bold" style:font-size-complex="12pt" style:font-weight-complex="bold"/>
    </style:style>
    <style:style style:name="T11" style:family="text">
      <style:text-properties style:font-name="Verdana1" fo:font-size="12pt" fo:font-weight="bold" officeooo:rsid="000696b1" style:font-size-asian="12pt" style:font-weight-asian="bold" style:font-size-complex="12pt" style:font-weight-complex="bold"/>
    </style:style>
    <style:style style:name="T12" style:family="text">
      <style:text-properties style:font-name="Verdana1" fo:font-size="12pt" fo:font-weight="bold" officeooo:rsid="00090086" style:font-size-asian="12pt" style:font-weight-asian="bold" style:font-size-complex="12pt" style:font-weight-complex="bold"/>
    </style:style>
    <style:style style:name="T13" style:family="text">
      <style:text-properties style:font-name="Verdana1" fo:font-size="12pt" fo:font-weight="bold" officeooo:rsid="0007865a" style:font-size-asian="12pt" style:font-weight-asian="bold" style:font-size-complex="12pt" style:font-weight-complex="bold"/>
    </style:style>
    <style:style style:name="T14" style:family="text">
      <style:text-properties style:font-name="Verdana1" fo:font-size="12pt" fo:font-weight="bold" officeooo:rsid="001169ee" style:font-size-asian="12pt" style:font-weight-asian="bold" style:font-size-complex="12pt" style:font-weight-complex="bold"/>
    </style:style>
    <style:style style:name="T15" style:family="text">
      <style:text-properties style:font-name="Verdana1" fo:font-size="12pt" fo:font-weight="bold" officeooo:rsid="00129fdf" style:font-size-asian="12pt" style:font-weight-asian="bold" style:font-size-complex="12pt" style:font-weight-complex="bold"/>
    </style:style>
    <style:style style:name="T16" style:family="text">
      <style:text-properties style:font-name="Verdana1" fo:font-size="12pt" style:font-size-asian="12pt" style:font-size-complex="12pt"/>
    </style:style>
    <style:style style:name="T17" style:family="text">
      <style:text-properties style:font-name="Verdana1" fo:font-size="12pt" officeooo:rsid="000696b1" style:font-size-asian="12pt" style:font-size-complex="12pt"/>
    </style:style>
    <style:style style:name="T18" style:family="text">
      <style:text-properties style:font-name="Verdana1" fo:font-size="12pt" officeooo:rsid="0007865a" style:font-size-asian="12pt" style:font-size-complex="12pt"/>
    </style:style>
    <style:style style:name="T19" style:family="text">
      <style:text-properties style:font-name="Verdana1" fo:font-size="12pt" officeooo:rsid="0006dcb7" style:font-size-asian="12pt" style:font-size-complex="12pt"/>
    </style:style>
    <style:style style:name="T20" style:family="text">
      <style:text-properties style:font-name="Verdana1" fo:font-size="12pt" officeooo:rsid="000b2afa" style:font-size-asian="12pt" style:font-size-complex="12pt"/>
    </style:style>
    <style:style style:name="T21" style:family="text">
      <style:text-properties style:font-name="Verdana1" fo:font-size="12pt" officeooo:rsid="000d21be" style:font-size-asian="12pt" style:font-size-complex="12pt"/>
    </style:style>
    <style:style style:name="T22" style:family="text">
      <style:text-properties style:font-name="Verdana1" fo:font-size="12pt" officeooo:rsid="000a7cd5" style:font-size-asian="12pt" style:font-size-complex="12pt"/>
    </style:style>
    <style:style style:name="T23" style:family="text">
      <style:text-properties style:font-name="Verdana1" fo:font-size="12pt" officeooo:rsid="000ec336" style:font-size-asian="12pt" style:font-size-complex="12pt"/>
    </style:style>
    <style:style style:name="T24" style:family="text">
      <style:text-properties style:font-name="Verdana1" fo:font-size="12pt" officeooo:rsid="00102bbe" style:font-size-asian="12pt" style:font-size-complex="12pt"/>
    </style:style>
    <style:style style:name="T25" style:family="text">
      <style:text-properties style:font-name="Verdana1" fo:font-size="12pt" officeooo:rsid="001169ee" style:font-size-asian="12pt" style:font-size-complex="12pt"/>
    </style:style>
    <style:style style:name="T26" style:family="text">
      <style:text-properties style:font-name="Verdana1" fo:font-size="12pt" officeooo:rsid="00129fdf" style:font-size-asian="12pt" style:font-size-complex="12pt"/>
    </style:style>
    <style:style style:name="T27" style:family="text">
      <style:text-properties style:font-name="Verdana1" fo:font-size="12pt" officeooo:rsid="00090086" style:font-size-asian="12pt" style:font-size-complex="12pt"/>
    </style:style>
    <style:style style:name="T28" style:family="text">
      <style:text-properties style:font-name="Verdana1" fo:font-size="12pt" fo:font-weight="normal" style:font-size-asian="12pt" style:font-weight-asian="normal" style:font-size-complex="12pt" style:font-weight-complex="normal"/>
    </style:style>
    <style:style style:name="T29" style:family="text">
      <style:text-properties style:font-name="Verdana1" fo:font-size="12pt" fo:font-weight="normal" officeooo:rsid="000696b1" style:font-size-asian="12pt" style:font-weight-asian="normal" style:font-size-complex="12pt" style:font-weight-complex="normal"/>
    </style:style>
    <style:style style:name="T30" style:family="text">
      <style:text-properties style:font-name="Verdana1" fo:font-size="12pt" fo:font-weight="normal" officeooo:rsid="00090086" style:font-size-asian="12pt" style:font-weight-asian="normal" style:font-size-complex="12pt" style:font-weight-complex="normal"/>
    </style:style>
    <style:style style:name="T31" style:family="text">
      <style:text-properties style:font-name="Verdana1" fo:font-size="12pt" fo:font-weight="normal" officeooo:rsid="0007865a" style:font-size-asian="12pt" style:font-weight-asian="normal" style:font-size-complex="12pt" style:font-weight-complex="normal"/>
    </style:style>
    <style:style style:name="T32" style:family="text">
      <style:text-properties style:font-name="Verdana1" fo:font-size="12pt" fo:font-weight="normal" officeooo:rsid="0007ac32" style:font-size-asian="12pt" style:font-weight-asian="normal" style:font-size-complex="12pt" style:font-weight-complex="normal"/>
    </style:style>
    <style:style style:name="T33" style:family="text">
      <style:text-properties style:font-name="Verdana1" fo:font-size="12pt" fo:font-weight="normal" officeooo:rsid="0006dcb7" style:font-size-asian="12pt" style:font-weight-asian="normal" style:font-size-complex="12pt" style:font-weight-complex="normal"/>
    </style:style>
    <style:style style:name="T34" style:family="text">
      <style:text-properties style:font-name="Verdana1" fo:font-size="12pt" fo:font-weight="normal" officeooo:rsid="000d21be" style:font-size-asian="12pt" style:font-weight-asian="normal" style:font-size-complex="12pt" style:font-weight-complex="normal"/>
    </style:style>
    <style:style style:name="T35" style:family="text">
      <style:text-properties style:font-name="Verdana1" fo:font-size="12pt" fo:font-weight="normal" officeooo:rsid="000a7cd5" style:font-size-asian="12pt" style:font-weight-asian="normal" style:font-size-complex="12pt" style:font-weight-complex="normal"/>
    </style:style>
    <style:style style:name="T36" style:family="text">
      <style:text-properties style:font-name="Verdana1" fo:font-size="12pt" fo:font-weight="normal" officeooo:rsid="00102bbe" style:font-size-asian="12pt" style:font-weight-asian="normal" style:font-size-complex="12pt" style:font-weight-complex="normal"/>
    </style:style>
    <style:style style:name="T37" style:family="text">
      <style:text-properties style:font-name="Verdana1" fo:font-size="12pt" fo:font-weight="normal" officeooo:rsid="00111638" style:font-size-asian="12pt" style:font-weight-asian="normal" style:font-size-complex="12pt" style:font-weight-complex="normal"/>
    </style:style>
    <style:style style:name="T38" style:family="text">
      <style:text-properties style:font-name="Verdana1" fo:font-size="12pt" fo:font-weight="normal" officeooo:rsid="001169ee" style:font-size-asian="12pt" style:font-weight-asian="normal" style:font-size-complex="12pt" style:font-weight-complex="normal"/>
    </style:style>
    <style:style style:name="T39" style:family="text">
      <style:text-properties style:font-name="Verdana1" fo:font-size="12pt" fo:font-weight="normal" officeooo:rsid="00129fdf" style:font-size-asian="12pt" style:font-weight-asian="normal" style:font-size-complex="12pt" style:font-weight-complex="normal"/>
    </style:style>
    <style:style style:name="T40" style:family="text">
      <style:text-properties style:font-name="Verdana1" fo:font-size="12pt" fo:language="en" fo:country="US" fo:font-weight="bold" style:letter-kerning="false"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T41" style:family="text">
      <style:text-properties style:font-name="Verdana1" fo:font-size="12pt" fo:language="en" fo:country="US" style:letter-kerning="false" style:font-name-asian="Times New Roman" style:font-size-asian="12pt" style:language-asian="en" style:country-asian="US" style:font-name-complex="Times New Roman" style:font-size-complex="12pt" style:language-complex="ar" style:country-complex="SA"/>
    </style:style>
    <style:style style:name="T42" style:family="text">
      <style:text-properties style:font-name="Verdana1" fo:font-size="12pt" fo:language="en" fo:country="US" fo:font-style="italic" fo:font-weight="bold" style:letter-kerning="false" style:font-name-asian="Times New Roman" style:font-size-asian="12pt" style:language-asian="en" style:country-asian="US" style:font-style-asian="italic" style:font-weight-asian="bold" style:font-name-complex="Times New Roman" style:font-size-complex="12pt" style:language-complex="ar" style:country-complex="SA" style:font-style-complex="italic" style:font-weight-complex="bold"/>
    </style:style>
    <style:style style:name="T43" style:family="text">
      <style:text-properties officeooo:rsid="001169e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Varsayılan_20_Paragraf_20_Yazı_20_Tipi"><text:span text:style-name="T10"/></text:span></text:p>
      <text:p text:style-name="P19"><text:span text:style-name="Varsayılan_20_Paragraf_20_Yazı_20_Tipi"><text:span text:style-name="T10">ARSA PAYI KARŞILIĞI KAT YAPIM</text:span></text:span><text:span text:style-name="Varsayılan_20_Paragraf_20_Yazı_20_Tipi"><text:span text:style-name="T11">I</text:span></text:span><text:span text:style-name="Varsayılan_20_Paragraf_20_Yazı_20_Tipi"><text:span text:style-name="T10"> SÖZLEŞMESİ</text:span></text:span></text:p>
      <text:p text:style-name="P19"><text:span text:style-name="Varsayılan_20_Paragraf_20_Yazı_20_Tipi"><text:span text:style-name="T10"/></text:span></text:p>
      <text:p text:style-name="P19"><text:span text:style-name="Varsayılan_20_Paragraf_20_Yazı_20_Tipi"><text:span text:style-name="T10"/></text:span></text:p>
      <text:list xml:id="list2189748289" text:style-name="L4">
        <text:list-item>
          <text:p text:style-name="P10"><text:span text:style-name="Güçlü"><text:span text:style-name="T17">SÖZLEŞM</text:span></text:span><text:span text:style-name="Güçlü"><text:span text:style-name="T18">E</text:span></text:span></text:p>
          <text:list>
            <text:list-item>
              <text:p text:style-name="P11"><text:span text:style-name="Güçlü"><text:span text:style-name="T17"><text:tab/>SÖZLEŞMENİN AMACI </text:span></text:span></text:p>
              <text:p text:style-name="P11"><text:span text:style-name="Varsayılan_20_Paragraf_20_Yazı_20_Tipi"><text:span text:style-name="T18">İşbu sözleşme ile YÜKLENİCİ, sözleşme şartlarına uygun olarak, </text:span></text:span><text:span text:style-name="Varsayılan_20_Paragraf_20_Yazı_20_Tipi"><text:span text:style-name="T24">ARSA SAHİBİne arsa üzerine,</text:span></text:span><text:span text:style-name="Varsayılan_20_Paragraf_20_Yazı_20_Tipi"><text:span text:style-name="T18"> arsa sahibine kat mülkiyetine çevrilebilecek bağımsız bölümler yapmayı taahhüt etmektedir. S</text:span></text:span><text:span text:style-name="Varsayılan_20_Paragraf_20_Yazı_20_Tipi"><text:span text:style-name="T16">özleşme ile amaçlanan, sadece arsa sahibine ait bölümlere ilişkin dairelerin yapılması değil, yüklenicinin ücretine karşılık olarak aldığı arsa paylarına bağlı bölümlerin de tamamlanıp bütünlük taşıyan ana yapının ortaya çıkarılmasıdı</text:span></text:span><text:span text:style-name="Varsayılan_20_Paragraf_20_Yazı_20_Tipi"><text:span text:style-name="T18">r.</text:span></text:span></text:p>
            </text:list-item>
            <text:list-item>
              <text:p text:style-name="P11"><text:span text:style-name="Güçlü"><text:span text:style-name="T17">SÖZLEŞMENİN </text:span></text:span><text:span text:style-name="Güçlü"><text:span text:style-name="T19">DEĞERİ<text:tab/></text:span></text:span></text:p>
              <text:p text:style-name="P11"><text:span text:style-name="Güçlü"><text:span text:style-name="T36">S</text:span></text:span><text:span text:style-name="Güçlü"><text:span text:style-name="T29">özleşmenin değeri </text:span></text:span><text:span text:style-name="Güçlü"><text:span text:style-name="T36">1 TL’dir.</text:span></text:span></text:p>
            </text:list-item>
            <text:list-item>
              <text:p text:style-name="P12"><text:span text:style-name="Güçlü"><text:span text:style-name="T12">SÖZLEŞMENİN GEÇERLİLİĞİ</text:span></text:span></text:p>
              <text:p text:style-name="P12"><text:span text:style-name="Güçlü"><text:span text:style-name="T30">İşbu sözleşme inşaat projesinin, ilgili kurumlar tarafından onaylanması </text:span></text:span><text:span text:style-name="Güçlü"><text:span text:style-name="T36">ve kat irtifakının kurulması</text:span></text:span><text:span text:style-name="Güçlü"><text:span text:style-name="T30"> ile geçerlilik kazanır. İnşaat projesinin onaylanmaması durumunda, ARSA SAHİBİnin </text:span></text:span><text:span text:style-name="Güçlü"><text:span text:style-name="T12">KİRA</text:span></text:span><text:span text:style-name="Güçlü"><text:span text:style-name="T30"> hakları saklı kalmak kaydı ile taraflar birbirlerinden herhangi bir hak talep edemez. YÜKLENİCİ, işbu sözleşme ile, arsa üzerine yapılacak yapıların, imar yönetmelikleri ve ilgili kanunlara aykırı bir durumu olmadığını araştırmış, yapıların yapılmasında herhangi bir mevzuatın engel teşkil etmediğini belirlemiş ve kabul etmiştir. </text:span></text:span><text:span text:style-name="Güçlü"><text:span text:style-name="T36">Yüklenicinin kat irtifakı kurulması dönemine kadar yapmış olduğu tüm harcamalar kendisine aittir ve kat irtifakı kurulamamsı durumunda, ARSA SAHİBİnden herhangi bir hak ve ücret talep edemez.</text:span></text:span></text:p>
            </text:list-item>
            <text:list-item>
              <text:p text:style-name="P12"><text:span text:style-name="Güçlü"><text:span text:style-name="T12">SÖZLEŞME TARİHİ</text:span></text:span></text:p>
              <text:p text:style-name="P12"><text:span text:style-name="Güçlü"><text:span text:style-name="T30">İşbu sözleşme tarihinde taraflarca imzalanmıştır.</text:span></text:span></text:p>
            </text:list-item>
            <text:list-item>
              <text:p text:style-name="P12"><text:span text:style-name="Güçlü"><text:span text:style-name="T30"><text:s/><text:tab/></text:span></text:span><text:span text:style-name="Güçlü"><text:span text:style-name="T12">SÖZLEŞMENİN GEÇERLİLİK TARİHİ</text:span></text:span></text:p>
              <text:p text:style-name="P12"><text:span text:style-name="Güçlü"><text:span text:style-name="T30">Sözleşmenin geçerlilik tarihi, inşaat ruhsatının ilgili kuruma onaylatıldığı tarihtir. Geçerlilik tarihi sözleşme tarihinden 6 (Altı) ay fazlası olamaz.</text:span></text:span></text:p>
            </text:list-item>
            <text:list-item>
              <text:p text:style-name="P18"><text:span text:style-name="fontstyle21"><text:span text:style-name="T15">SÖZLEŞMENİN SÜRESİ</text:span></text:span></text:p>
              <text:p text:style-name="P18"><text:span text:style-name="fontstyle21"><text:span text:style-name="T26">İşin tamamlanması için verilen süre 24 (yirmidört) aydır. B</text:span></text:span><text:span text:style-name="fontstyle21"><text:span text:style-name="T27">u</text:span></text:span><text:span text:style-name="Varsayılan_20_Paragraf_20_Yazı_20_Tipi"><text:span text:style-name="T1"> </text:span></text:span><text:span text:style-name="fontstyle21"><text:span text:style-name="T27">süre yapı ruhsatının alındığı tarihte işlemeye başlar.</text:span></text:span></text:p>
            </text:list-item>
            <text:list-item>
              <text:p text:style-name="P18"><text:span text:style-name="fontstyle21"><text:span text:style-name="T15">SÖZLEŞMENİN İÇERİĞİ VE GEÇERLİLİK ŞARTLARI</text:span></text:span></text:p>
              <text:p text:style-name="P18"><text:span text:style-name="fontstyle21"><text:span text:style-name="T39">İşbu sözleşme 3 ayrı aşamadan oluşur ve aşağıdaki şartlar dahilinde, kendi başlarına veya bağımlı olarak geçerlidirler.</text:span></text:span></text:p>
              <text:list>
                <text:list-item>
                  <text:p text:style-name="P18"><text:span text:style-name="fontstyle21"><text:span text:style-name="T39"><text:s/></text:span></text:span><text:span text:style-name="fontstyle21"><text:span text:style-name="T15">İnşaat Projesi Onaylatılması Ve Kat İrtifakının Kurulması</text:span></text:span></text:p>
                </text:list-item>
              </text:list>
              <text:p text:style-name="P18"><text:span text:style-name="fontstyle21"><text:span text:style-name="T39">YÜKLENİCİ sözleşme şartlarına bağlı olarak, inşaat projesini onaylatacak ve kat irtifakını kuracaktır.</text:span></text:span></text:p>
              <text:list>
                <text:list-item>
                  <text:list>
                    <text:list-item>
                      <text:p text:style-name="P18"><text:span text:style-name="fontstyle21"><text:span text:style-name="T39">Şartlar dahilinde bu aşamaya kadar olan tüm harcamalar, vergiler, harçlar YÜKLENİCİYE aittir. İŞ SAHİBİ bu aşamada işbu sözleşmeyi tek taraflı olarak feshetmeye yetkilidir. YÜKLENİCİ geçmişe ve geleceğe yönelik tüm haklarından feragat ettiğini, hiçbir şart koşmadan beyan eder. Ancak, İŞ SAHİBİnin sözleşmeyi fesh etmesi ile, bu aşamaya kadar olan imalatın taraflarca belirlenen bedeli YÜKLENİCİye ödenir. YÜKLENİCİnin bu aşamada herhangi bir sebeple işi bırakması durumunda YÜKLENİCİye herhangi bir ödenmeyeceği gibi , işbu sözleşmenin ceza hükümleri kısmındaki yaptırımlar uygulanır. </text:span></text:span></text:p>
                    </text:list-item>
                  </text:list>
                </text:list-item>
              </text:list>
            </text:list-item>
          </text:list>
        </text:list-item>
      </text:list>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oft-page-break/><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p text:style-name="P20"><text:span text:style-name="Güçlü"><text:span text:style-name="T29"/></text:span></text:p>
      <text:list xml:id="list154424332574873" text:continue-numbering="true" text:style-name="L4">
        <text:list-item>
          <text:p text:style-name="P10"><text:span text:style-name="Güçlü"><text:span text:style-name="T17">TARAFLAR</text:span></text:span></text:p>
          <text:list>
            <text:list-item>
              <text:p text:style-name="P11"><text:span text:style-name="Güçlü"><text:span text:style-name="T17">ARSA SAHİBİ </text:span></text:span></text:p>
              <text:p text:style-name="P11"><text:span text:style-name="Güçlü"><text:span text:style-name="T31">Arsa sahipleri hisseleri oranında aşağıdaki gibidir </text:span></text:span><text:span text:style-name="Güçlü"><text:span text:style-name="T37">ve sözleşme içerisinde tüm arsa sahipleri “ARSA SAHİBİ” olarak anılmaktadır.</text:span></text:span></text:p>
            </text:list-item>
          </text:list>
        </text:list-item>
      </text:list>
      <text:list xml:id="list1741840871" text:style-name="L7">
        <text:list-item>
          <text:list>
            <text:list-item>
              <text:list>
                <text:list-item>
                  <text:p text:style-name="P29"><text:span text:style-name="Güçlü"><text:span text:style-name="T37">Adı-Soyadı<text:tab/><text:tab/><text:tab/><text:tab/>Arsa hisse oranı</text:span></text:span></text:p>
                </text:list-item>
                <text:list-item>
                  <text:p text:style-name="P29"><text:span text:style-name="Güçlü"><text:span text:style-name="T37">Saliha<text:tab/><text:tab/><text:tab/><text:tab/><text:tab/></text:span></text:span></text:p>
                </text:list-item>
                <text:list-item>
                  <text:p text:style-name="P29"><text:span text:style-name="Güçlü"><text:span text:style-name="T37">Tahvil Işıklıyurt<text:tab/><text:tab/><text:tab/><text:tab/></text:span></text:span></text:p>
                </text:list-item>
                <text:list-item>
                  <text:p text:style-name="P29"><text:span text:style-name="Güçlü"><text:span text:style-name="T37">Ayla<text:tab/><text:tab/><text:tab/><text:tab/><text:tab/><text:tab/></text:span></text:span></text:p>
                </text:list-item>
                <text:list-item>
                  <text:p text:style-name="P29"><text:span text:style-name="Güçlü"><text:span text:style-name="T37">Talip Işıklıyurt<text:tab/><text:tab/><text:tab/><text:tab/></text:span></text:span></text:p>
                </text:list-item>
                <text:list-item>
                  <text:p text:style-name="P29"><text:span text:style-name="Güçlü"><text:span text:style-name="T37">Galip Işıklıyurt<text:tab/><text:tab/><text:tab/><text:tab/></text:span></text:span></text:p>
                </text:list-item>
                <text:list-item>
                  <text:p text:style-name="P29"><text:span text:style-name="Güçlü"><text:span text:style-name="T37">Leyla<text:tab/><text:tab/><text:tab/><text:tab/><text:tab/><text:tab/></text:span></text:span></text:p>
                </text:list-item>
                <text:list-item>
                  <text:p text:style-name="P29"><text:span text:style-name="Güçlü"><text:span text:style-name="T37">Hülya Işıklıyurt<text:tab/><text:tab/><text:tab/><text:tab/> </text:span></text:span></text:p>
                </text:list-item>
                <text:list-item>
                  <text:p text:style-name="P29"><text:span text:style-name="Güçlü"><text:span text:style-name="T37">Ayşe BALCI<text:tab/><text:tab/><text:tab/><text:tab/><text:tab/>1/8</text:span></text:span></text:p>
                </text:list-item>
                <text:list-item>
                  <text:p text:style-name="P29"><text:span text:style-name="Güçlü"><text:span text:style-name="T37">Ali BALCI<text:tab/><text:tab/><text:tab/><text:tab/><text:tab/>1/8</text:span></text:span></text:p>
                </text:list-item>
                <text:list-item>
                  <text:p text:style-name="P29"><text:span text:style-name="Güçlü"><text:span text:style-name="T37">Atila BALCI<text:tab/><text:tab/><text:tab/><text:tab/><text:tab/>1/8</text:span></text:span></text:p>
                </text:list-item>
                <text:list-item>
                  <text:p text:style-name="P29"><text:span text:style-name="Güçlü"><text:span text:style-name="T37">Hacı Murat BALCI<text:tab/><text:tab/><text:tab/><text:tab/>1/8</text:span></text:span></text:p>
                </text:list-item>
              </text:list>
            </text:list-item>
          </text:list>
        </text:list-item>
      </text:list>
      <text:list xml:id="list154424000634593" text:continue-list="list154424332574873" text:style-name="L4">
        <text:list-item>
          <text:list>
            <text:list-item>
              <text:p text:style-name="P16"><text:span text:style-name="Güçlü"><text:span text:style-name="T19">YÜKLENİCİ </text:span></text:span></text:p>
            </text:list-item>
          </text:list>
          <text:p text:style-name="P16"><text:span text:style-name="Güçlü"><text:span text:style-name="T32">YÜKLENİCİ, </text:span></text:span><text:span text:style-name="Güçlü"><text:span text:style-name="T37">ARSA SAHİBİne ait arsa üzerine,bu sözleşmeye bağlı kalarak, bağımsız bölümleri imal etmeyi taahhüt eden ve aşağıda bilgileri bulunan kişiliktir.</text:span></text:span></text:p>
          <text:list text:continue-numbering="true">
            <text:list-item>
              <text:p text:style-name="P10"><text:span text:style-name="Güçlü"><text:span text:style-name="T18">3. </text:span></text:span><text:span text:style-name="Güçlü"><text:span text:style-name="T19">KİŞİLER</text:span></text:span></text:p>
            </text:list-item>
          </text:list>
          <text:p text:style-name="P16"><text:span text:style-name="Güçlü"><text:span text:style-name="T37">İşbu sözleşmenin tarafları “ARSA SAHİBİ” ve “YÜKLENİCİ” ‘dir. Sözleşmede üçüncü bir kişi, herhangi bir şekilde ve/veya zamanda taraf olamaz, sözleşme sonucu oluşan/oluşacak imalatta hak talep edemez. Her iki tarafta, kendilerine ait olan bağımsız bölümlerininin 3. kişilere satmaları durumda, 3. kişilerin muhatapları satışı aldıkları kişidir. 3. kişiler karşı taraftan bir hak talebinde bulunamazlar. Satış yapmak isteyen kişi, s</text:span></text:span><text:span text:style-name="Güçlü"><text:span text:style-name="T38">ö</text:span></text:span><text:span text:style-name="Güçlü"><text:span text:style-name="T37">zleşmenin ilgili maddelerini satış yaptığı kişiye bildirmekle yükümlüdür.</text:span></text:span></text:p>
          <text:list>
            <text:list-item>
              <text:list>
                <text:list-item>
                  <text:p text:style-name="P10"><text:span text:style-name="Güçlü"><text:span text:style-name="T19">Alt Yüklenici </text:span></text:span></text:p>
                </text:list-item>
              </text:list>
              <text:p text:style-name="P10"><text:span text:style-name="Güçlü"><text:span text:style-name="T33">YÜKLENİCİ, herhangi bir şekilde işbu sözleşmedeki haklarını başka bir gerçek ve/veya tüzel kişiliğe, Alt Yükleniciye devredemez. </text:span></text:span></text:p>
              <text:list text:continue-numbering="true">
                <text:list-item>
                  <text:p text:style-name="P10"><text:span text:style-name="Güçlü"><text:span text:style-name="T19">Bağımsız bölüm satın alan kişiler </text:span></text:span></text:p>
                </text:list-item>
              </text:list>
              <text:p text:style-name="P22"><text:span text:style-name="T7">B</text:span>u sözleşme ile yükleniciye bırakılması kararlaştırılan bağımsız bölümlerden herhangi birinin şahsi hakkın temliki suretiyle üçüncü kişilere satışı yapılamaz. Yükleniciden şahsi hakkını herhangi bir şekilde temellük eden üçüncü kişi de, temellük aldığı hakka dayanarak arsa sahiplerini <text:soft-page-break/>tescile zorlayamaz. Bu sözleşmeye aykırı olarak yapılan satış sonrası, inşaat alanında, vekalet olmaksızın tasarrufta bulunan kimse tarafından yapılan imalatların muhatabı, kimin yararına olduğuna bakılmaksızın, yüklenicidir.</text:p>
            </text:list-item>
          </text:list>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54422630190389" text:continue-numbering="true" text:style-name="L4">
        <text:list-item>
          <text:p text:style-name="P11"><text:span text:style-name="Güçlü"><text:span text:style-name="T19">BORÇLAR</text:span></text:span></text:p>
          <text:list>
            <text:list-item>
              <text:p text:style-name="P11"><text:span text:style-name="Güçlü"><text:span text:style-name="T16">ARSA SAHİBİNİN BORÇLAR</text:span></text:span><text:span text:style-name="Güçlü"><text:span text:style-name="T20">I</text:span></text:span></text:p>
              <text:list>
                <text:list-item>
                  <text:p text:style-name="P22"><text:span text:style-name="T6">Arsanın Teslimi</text:span></text:p>
                </text:list-item>
              </text:list>
              <text:p text:style-name="P18"><text:span text:style-name="T29">A</text:span><text:span text:style-name="fontstyle21"><text:span text:style-name="T17">rsa sahibi taşınmazı tüm sorunlardan arındırılmış bir şekilde teslim etmelidir.</text:span></text:span><text:span text:style-name="fontstyle21"><text:span text:style-name="T29"> </text:span></text:span><text:span text:style-name="T39">A</text:span><text:span text:style-name="T29">nlaşmaya dâhil edilen ve üzerine inşaat yapılacak arsanın, YÜKLENİCİye teslimi arsa sahibinin ilk borcudur. İşbu sözleşme arsanın teslimi ile devreye girer. Teslim, tarafların imzaladığı bir tutanak ile belirlenir. </text:span><text:span text:style-name="T34">YÜKLENİCİ, a</text:span><text:span text:style-name="fontstyle21"><text:span text:style-name="T17">rsanın imar plan ve projesine uygun ol</text:span></text:span><text:span text:style-name="fontstyle21"><text:span text:style-name="T21">duğunu tetkik edip, mevzuata uygun olduğuna kanaat getirdikten ve sonra arsayı teslim almayı kabul etmiştir.</text:span></text:span></text:p>
              <text:list text:continue-numbering="true">
                <text:list-item>
                  <text:p text:style-name="P15"><text:span text:style-name="Güçlü"><text:span text:style-name="T10">Kiracılar</text:span></text:span></text:p>
                </text:list-item>
              </text:list>
              <text:p text:style-name="P15"><text:span text:style-name="Güçlü"><text:span text:style-name="T29">Arsada bulunan kiracılar ARSA SAHİBİ tarafından tahliye ettirilecektir</text:span></text:span></text:p>
              <text:list text:continue-numbering="true">
                <text:list-item>
                  <text:p text:style-name="P13"><text:span text:style-name="Güçlü"><text:span text:style-name="T16">Bina yıkımı</text:span></text:span></text:p>
                </text:list-item>
              </text:list>
              <text:p text:style-name="P13"><text:span text:style-name="Güçlü"><text:span text:style-name="T29">A</text:span></text:span><text:span text:style-name="Güçlü"><text:span text:style-name="T28">rsa üzerinde</text:span></text:span><text:span text:style-name="Güçlü"><text:span text:style-name="T29">ki</text:span></text:span><text:span text:style-name="Güçlü"><text:span text:style-name="T28"> yapı</text:span></text:span><text:span text:style-name="Güçlü"><text:span text:style-name="T29">lar ARSA SAHİBİ tarafından yıktırılacaktır.</text:span></text:span></text:p>
              <text:list text:continue-numbering="true">
                <text:list-item>
                  <text:p text:style-name="P13"><text:span text:style-name="Güçlü"><text:span text:style-name="T13">Vekaletname veya muvaffakatname</text:span></text:span></text:p>
                </text:list-item>
              </text:list>
              <text:p text:style-name="P13"><text:span text:style-name="T16">ARSA SAHİBİ</text:span><text:span text:style-name="T22">nin</text:span><text:span text:style-name="T16">, </text:span><text:span text:style-name="T20">YÜKLENİCİ</text:span><text:span text:style-name="T16"> tarafından, belediye, tapu ve resmi-özel dairelerdeki işlerin takibi, </text:span><text:span text:style-name="T17">p</text:span><text:span text:style-name="T16">rojelerin hazırlanması ve inşaat ruhsatı alınması işlemleri </text:span><text:span text:style-name="Güçlü"><text:span text:style-name="T28">için, </text:span></text:span><text:span text:style-name="Güçlü"><text:span text:style-name="T31">inşaat işlerini yürütme konusunda kendisine yetki verilen kişiyi gösterir, sahibi oldukları arsa üzerinde inşaat yapılmasına rızaları olduğunu gösterir noter tasdikli</text:span></text:span><text:span text:style-name="Güçlü"><text:span text:style-name="T28"> </text:span></text:span><text:span text:style-name="Güçlü"><text:span text:style-name="T35">v</text:span></text:span><text:span text:style-name="Güçlü"><text:span text:style-name="T31">ekaletname veya muvaffakatname</text:span></text:span><text:span text:style-name="Güçlü"><text:span text:style-name="T35"> </text:span></text:span><text:span text:style-name="Güçlü"><text:span text:style-name="T28">vermesi gereklidir. </text:span></text:span></text:p>
              <text:list text:continue-numbering="true">
                <text:list-item>
                  <text:p text:style-name="P13"><text:span text:style-name="Güçlü"><text:span text:style-name="T16">Tapu devri </text:span></text:span></text:p>
                </text:list-item>
              </text:list>
              <text:p text:style-name="P13"><text:span text:style-name="T17">İşbu sözleşme ile ARSA SAHİBİ </text:span><text:span text:style-name="Varsayılan_20_Paragraf_20_Yazı_20_Tipi"><text:span text:style-name="T16">kendisine verilecek bağımsız bölümlere isabet eden arsa payını kendi üzerinde bırakarak diğer payları devretme borcu altına girmektedir. </text:span></text:span><text:span text:style-name="Varsayılan_20_Paragraf_20_Yazı_20_Tipi"><text:span text:style-name="T17">ARSA</text:span></text:span><text:span text:style-name="Varsayılan_20_Paragraf_20_Yazı_20_Tipi"><text:span text:style-name="T16"> </text:span></text:span><text:span text:style-name="Varsayılan_20_Paragraf_20_Yazı_20_Tipi"><text:span text:style-name="T17">SAHİBİnin</text:span></text:span><text:span text:style-name="Varsayılan_20_Paragraf_20_Yazı_20_Tipi"><text:span text:style-name="T16"> tapuda devir borcu, inşaatın geldiği evrelere bağlı olarak kademeli olarak yerine getiril</text:span></text:span><text:span text:style-name="Varsayılan_20_Paragraf_20_Yazı_20_Tipi"><text:span text:style-name="T17">ecektir</text:span></text:span><text:span text:style-name="Varsayılan_20_Paragraf_20_Yazı_20_Tipi"><text:span text:style-name="T16">. İnşaat</text:span></text:span><text:span text:style-name="Varsayılan_20_Paragraf_20_Yazı_20_Tipi"><text:span text:style-name="T20"> evreleri ve devredilecek hisseler aşağıdaki gibi olacaktır:</text:span></text:span></text:p>
              <text:list text:continue-numbering="true">
                <text:list-item>
                  <text:p text:style-name="P25"><text:span text:style-name="fontstyle21"><text:span text:style-name="T14"><text:s/>Bağımsız Bölüm Tescili</text:span></text:span></text:p>
                </text:list-item>
              </text:list>
              <text:p text:style-name="P25"><text:span text:style-name="fontstyle21"><text:span text:style-name="T20">YÜKLENİCİnin sözleşme uyarınca kendisine isabet eden bağımsız bölümlerin adına </text:span></text:span><text:span text:style-name="fontstyle21"><text:span text:style-name="T25">veya 3. bir şahsa</text:span></text:span><text:span text:style-name="fontstyle21"><text:span text:style-name="T20"> tescilini isteyebilmesi için, imar mevzuatına ve sözleşmeye uygun bir şekilde binayı tamamlaması gerekir.</text:span></text:span></text:p>
              <text:list text:continue-numbering="true">
                <text:list-header>
                  <text:p text:style-name="P13"><text:span text:style-name="Varsayılan_20_Paragraf_20_Yazı_20_Tipi"><text:span text:style-name="T20"/></text:span></text:p>
                </text:list-header>
              </text:list>
            </text:list-item>
            <text:list-item>
              <text:p text:style-name="P13"><text:span text:style-name="Güçlü"><text:span text:style-name="T18">YÜKLENİCİNİN BORÇLARI </text:span></text:span></text:p>
              <text:p text:style-name="P13"><text:span text:style-name="Varsayılan_20_Paragraf_20_Yazı_20_Tipi"><text:span text:style-name="T16">Yüklenici işbu sözleşme ile iki edimi borçlanmaktadır. Birincisi kendine verilen arsa payına karşılık bu arsada bina yapmak; ikincisi ise bağımsız bölümlerden </text:span></text:span><text:span text:style-name="Varsayılan_20_Paragraf_20_Yazı_20_Tipi"><text:span text:style-name="T26">ARSA SAHİBİ</text:span></text:span><text:span text:style-name="Varsayılan_20_Paragraf_20_Yazı_20_Tipi"><text:span text:style-name="T16">ne ait olanı devretmektir.</text:span></text:span></text:p>
              <text:list>
                <text:list-item>
                  <text:p text:style-name="P13"><text:span text:style-name="Varsayılan_20_Paragraf_20_Yazı_20_Tipi"><text:span text:style-name="T10">Bağımsız Bölüm Yapma Borcu</text:span></text:span></text:p>
                </text:list-item>
              </text:list>
              <text:p text:style-name="P13"><text:soft-page-break/><text:span text:style-name="Varsayılan_20_Paragraf_20_Yazı_20_Tipi"><text:span text:style-name="T16">YÜKLENİCİ, inşaatı, sözleşmede belirtilen biçimde, öngörülen sürede bitirip teslim etmelidir. YÜKLENİCİ arsa sahibinin yararına iş yapmak ve zarar verici davranışlardan kaçınmak zorundadır</text:span></text:span></text:p>
              <text:list text:continue-numbering="true">
                <text:list-item>
                  <text:p text:style-name="P13"><text:span text:style-name="Varsayılan_20_Paragraf_20_Yazı_20_Tipi"><text:span text:style-name="T10">Bağımsız Bölümü Bizzat Yapma Borcu</text:span></text:span></text:p>
                </text:list-item>
              </text:list>
              <text:p text:style-name="P13"><text:span text:style-name="Varsayılan_20_Paragraf_20_Yazı_20_Tipi"><text:span text:style-name="T20">Y</text:span></text:span><text:span text:style-name="Varsayılan_20_Paragraf_20_Yazı_20_Tipi"><text:span text:style-name="T16">ÜKLENİCİnin işi bizzat yapmayı üstlenmesi, yardımcı kişi kullanmasına engel değildir. İşçi, usta, kalfa gibi yardımcı şahıslar ile </text:span></text:span><text:span text:style-name="Varsayılan_20_Paragraf_20_Yazı_20_Tipi"><text:span text:style-name="T25">ARSA SAHİBİ </text:span></text:span><text:span text:style-name="Varsayılan_20_Paragraf_20_Yazı_20_Tipi"><text:span text:style-name="T16">arasında hukuki bir ilişki bulunmadığından, bu kişiler YÜKLENİCİye bağlıdır ve ona karşı sorumludurlar</text:span></text:span></text:p>
              <text:list text:continue-numbering="true">
                <text:list-item>
                  <text:p text:style-name="P13"><text:span text:style-name="Varsayılan_20_Paragraf_20_Yazı_20_Tipi"><text:span text:style-name="T10">Bağımsız Bölümü Teslim Etme Borcu</text:span></text:span></text:p>
                </text:list-item>
              </text:list>
              <text:p text:style-name="P17"><text:span text:style-name="Varsayılan_20_Paragraf_20_Yazı_20_Tipi"><text:span text:style-name="T25">YÜKLENİCİ</text:span></text:span><text:span text:style-name="Varsayılan_20_Paragraf_20_Yazı_20_Tipi"><text:span text:style-name="T16">nin asıl borcu, sözleşmede öngörülen özellikte inşaatı yapma ve bağımsız bölümleri </text:span></text:span><text:span text:style-name="Varsayılan_20_Paragraf_20_Yazı_20_Tipi"><text:span text:style-name="T25">ARSA SAHİBİ</text:span></text:span><text:span text:style-name="Varsayılan_20_Paragraf_20_Yazı_20_Tipi"><text:span text:style-name="T16">ne teslim etmektir. Teslim borcunun bildirim <text:s/>ile yerine getirildiği durumlarda, arsa sahibinin bina üzerinde fiili egemenliği sağlanmadıkça veya egemenliği engelleyici durumlar ortadan kaldırılmadıkça sadece eserin tamamlandığını bildirme ile ifa sağlamış olmaz. Teslim ve teslim alma birbirinin karşıtı olan biri </text:span></text:span><text:span text:style-name="Varsayılan_20_Paragraf_20_Yazı_20_Tipi"><text:span text:style-name="T25">YÜKLENİCİ</text:span></text:span><text:span text:style-name="Varsayılan_20_Paragraf_20_Yazı_20_Tipi"><text:span text:style-name="T16">, diğeri </text:span></text:span><text:span text:style-name="Varsayılan_20_Paragraf_20_Yazı_20_Tipi"><text:span text:style-name="T25">ARSA SAHİBİ </text:span></text:span><text:span text:style-name="Varsayılan_20_Paragraf_20_Yazı_20_Tipi"><text:span text:style-name="T16">açısından belirlenen borçlardır. Bu bakımdan bu borçlar aynı anda gerçekleşir. Teslimin yapılacağı tarih, </text:span></text:span><text:span text:style-name="Varsayılan_20_Paragraf_20_Yazı_20_Tipi"><text:span text:style-name="T25">işbu </text:span></text:span><text:span text:style-name="Varsayılan_20_Paragraf_20_Yazı_20_Tipi"><text:span text:style-name="T16">sözleşmede </text:span></text:span><text:span text:style-name="Varsayılan_20_Paragraf_20_Yazı_20_Tipi"><text:span text:style-name="T25">belirlenmiştir.</text:span></text:span><text:span text:style-name="Varsayılan_20_Paragraf_20_Yazı_20_Tipi"><text:span text:style-name="T16"> </text:span></text:span></text:p>
              <text:list text:continue-numbering="true">
                <text:list-item>
                  <text:p text:style-name="P13"><text:span text:style-name="Varsayılan_20_Paragraf_20_Yazı_20_Tipi"><text:span text:style-name="T10"><text:s/><text:tab/>Ayıba Karşı Tekeffül Borcu</text:span></text:span></text:p>
                </text:list-item>
              </text:list>
              <text:p text:style-name="P18"><text:span text:style-name="Varsayılan_20_Paragraf_20_Yazı_20_Tipi"><text:span text:style-name="T16">Ayıplı eserden amaç, </text:span></text:span><text:span text:style-name="Varsayılan_20_Paragraf_20_Yazı_20_Tipi"><text:span text:style-name="T25">YÜKLENİCİ</text:span></text:span><text:span text:style-name="Varsayılan_20_Paragraf_20_Yazı_20_Tipi"><text:span text:style-name="T16">nin taahhüt ettiği nitelikte eseri şahsen gerçekleştirememesidir. İnşaatın eksik olan niteliklerine karşın, kararlaştırılan eserle aynı derecede kullanılabilir olması ayıbı ortadan kal-dırmaz. İ</text:span></text:span><text:span text:style-name="Varsayılan_20_Paragraf_20_Yazı_20_Tipi"><text:span text:style-name="T26">Ş SAHİBİ</text:span></text:span><text:span text:style-name="Varsayılan_20_Paragraf_20_Yazı_20_Tipi"><text:span text:style-name="T16">, eserin tesliminden sonra, işlerin olağan akışına göre imkân bulur bulmaz eseri gözden geçirmek ve ayıpları varsa, bunu uygun bir süre içinde yükleniciye bildirmek zorundadır. </text:span></text:span><text:span text:style-name="Varsayılan_20_Paragraf_20_Yazı_20_Tipi"><text:span text:style-name="T26">A</text:span></text:span><text:span text:style-name="Varsayılan_20_Paragraf_20_Yazı_20_Tipi"><text:span text:style-name="T16">yıba karşı tekeffül için aranan şartlar inşaatın tamamlanarak teslim edilmiş olması ve eserin ayıplı olmasıdır. Teslim ancak inşaatın tamamlanmış olması halinde söz konusudur. İnşaatın tamamlanmış sayılabilmesi için, </text:span></text:span><text:span text:style-name="Varsayılan_20_Paragraf_20_Yazı_20_Tipi"><text:span text:style-name="T26">YÜKLENİCİ</text:span></text:span><text:span text:style-name="Varsayılan_20_Paragraf_20_Yazı_20_Tipi"><text:span text:style-name="T16">nin sözleşmede kararlaştırılan inşaat işlerinin bitirilmesi gerekmektedir. </text:span></text:span><text:span text:style-name="Varsayılan_20_Paragraf_20_Yazı_20_Tipi"><text:span text:style-name="T26">A</text:span></text:span><text:span text:style-name="Varsayılan_20_Paragraf_20_Yazı_20_Tipi"><text:span text:style-name="T16">yıptan anlaşılması gereken bağımsız bölümün kullanılmayacak veya kabul edilemeyecek durumda olmasıdır. Ayıp bağımsız bölümün sözleşmeye aykırı olarak yapılmasını oluşturur. Bunun tespiti için arsa sahibinin sözleşmenin içeriğine ve iyi niyetkurallarına göre nasıl bir inşaat beklediği esas alın</text:span></text:span><text:span text:style-name="Varsayılan_20_Paragraf_20_Yazı_20_Tipi"><text:span text:style-name="T26">acaktır.</text:span></text:span><text:span text:style-name="Varsayılan_20_Paragraf_20_Yazı_20_Tipi"><text:span text:style-name="T16"> </text:span></text:span></text:p>
              <text:p text:style-name="P18"><text:span text:style-name="Varsayılan_20_Paragraf_20_Yazı_20_Tipi"><text:span text:style-name="T16">İnşaatın eksik niteliklerine rağmen kararlaştırılanla aynı derecede kullanılabilir olması onun ayıplı niteliğini ortadan kaldırmayacaktır Ayıplar açık ve gizli ayıp olarak ikili bir ayrıma tabi tutula</text:span></text:span><text:span text:style-name="Varsayılan_20_Paragraf_20_Yazı_20_Tipi"><text:span text:style-name="T26">caktır.</text:span></text:span><text:span text:style-name="Varsayılan_20_Paragraf_20_Yazı_20_Tipi"><text:span text:style-name="T16"> Açık ayıplar dikkatli bir muayene sonucunda anlaşılan ayıplardır. Görülmeyen ancak zaman içinde kullanılmakla ortaya çıkan ayıplar ise gizli ayıplardır. Bu ayıpların ortaya çıkmasıyla birlikte arsa sahibi bu durumu yükleniciye derhal bildirmelidir; aksi halde bağımsız bölümlerdeki ayıplar nedeniyle kendi borcunu yerine getirmekten kaçınma hakkını kaybeder. <text:s/></text:span></text:span><text:span text:style-name="Varsayılan_20_Paragraf_20_Yazı_20_Tipi"><text:span text:style-name="T26">A</text:span></text:span><text:span text:style-name="Varsayılan_20_Paragraf_20_Yazı_20_Tipi"><text:span text:style-name="T16">yıba karşı tekeffül </text:span></text:span><text:span text:style-name="Varsayılan_20_Paragraf_20_Yazı_20_Tipi"><text:span text:style-name="T26">borcu teslimin yapılamsından sonra 5 (beş) yıl süreyle geçerlidir.</text:span></text:span></text:p>
              <text:list text:continue-numbering="true">
                <text:list-item>
                  <text:p text:style-name="P13"><text:span text:style-name="fontstyle01"><text:span text:style-name="T16"><text:s/><text:tab/>İnşaat Ruhsatını Alma Borcu </text:span></text:span></text:p>
                </text:list-item>
              </text:list>
              <text:p text:style-name="P13"><text:span text:style-name="Varsayılan_20_Paragraf_20_Yazı_20_Tipi"><text:span text:style-name="T21">İ</text:span></text:span><text:span text:style-name="Varsayılan_20_Paragraf_20_Yazı_20_Tipi"><text:span text:style-name="T16">nşaat ruhsatı </text:span></text:span><text:span text:style-name="Varsayılan_20_Paragraf_20_Yazı_20_Tipi"><text:span text:style-name="T21">YÜKLENİCİ tarafından alınacaktır.</text:span></text:span><text:span text:style-name="Varsayılan_20_Paragraf_20_Yazı_20_Tipi"><text:span text:style-name="T16"> </text:span></text:span></text:p>
              <text:p text:style-name="P13"><text:span text:style-name="Varsayılan_20_Paragraf_20_Yazı_20_Tipi"><text:span text:style-name="T21">İ</text:span></text:span><text:span text:style-name="Varsayılan_20_Paragraf_20_Yazı_20_Tipi"><text:span text:style-name="T16">nşaatın yapılmasını engelleyen durumlar </text:span></text:span><text:span text:style-name="Varsayılan_20_Paragraf_20_Yazı_20_Tipi"><text:span text:style-name="T21">varsa,</text:span></text:span><text:span text:style-name="Varsayılan_20_Paragraf_20_Yazı_20_Tipi"><text:span text:style-name="T16"> yüklenicinin arsa sahibine bildirmesi gerekmektedir. Aksi takdirde ruhsat alınmadı diye işi sürüncemede bırakmak yüklenicinin sorumluluğunu gerektirir. </text:span></text:span></text:p>
              <text:list text:continue-numbering="true">
                <text:list-item>
                  <text:p text:style-name="P14"><text:span text:style-name="fontstyle01"><text:span text:style-name="T21"><text:s/><text:tab/>Oturma İznini Alma Borcu </text:span></text:span></text:p>
                </text:list-item>
              </text:list>
              <text:p text:style-name="P14"><text:span text:style-name="Varsayılan_20_Paragraf_20_Yazı_20_Tipi"><text:span text:style-name="T21">Oturma izni, yüklenici tarafından alınacaktır.</text:span></text:span></text:p>
              <text:list text:continue-numbering="true">
                <text:list-item>
                  <text:p text:style-name="P13"><text:span text:style-name="fontstyle01"><text:span text:style-name="T16"><text:tab/>Kat İrtifakı Kurma Borcu </text:span></text:span></text:p>
                </text:list-item>
              </text:list>
              <text:p text:style-name="P13"><text:span text:style-name="Varsayılan_20_Paragraf_20_Yazı_20_Tipi"><text:span text:style-name="T16">Kat irtifakı yüklenic</text:span></text:span><text:span text:style-name="Varsayılan_20_Paragraf_20_Yazı_20_Tipi"><text:span text:style-name="T21">i tarafından kurulacaktır.</text:span></text:span><text:span text:style-name="Varsayılan_20_Paragraf_20_Yazı_20_Tipi"><text:span text:style-name="T16"> Bu borca uymayan yüklenicinin sorumluluğu vekâlete göre değil arsa payı karşılığı kat yapımı sözleşmesine göre tespit edilecektir.</text:span></text:span></text:p>
              <text:list text:continue-numbering="true">
                <text:list-item>
                  <text:p text:style-name="P14"><text:span text:style-name="fontstyle01"><text:span text:style-name="T16">Kat Mülkiyetini Kurma Borcu </text:span></text:span></text:p>
                </text:list-item>
              </text:list>
              <text:p text:style-name="P14"><text:soft-page-break/><text:span text:style-name="Varsayılan_20_Paragraf_20_Yazı_20_Tipi"><text:span text:style-name="T16">Kat </text:span></text:span><text:span text:style-name="Varsayılan_20_Paragraf_20_Yazı_20_Tipi"><text:span text:style-name="T21">mülkiyeti</text:span></text:span><text:span text:style-name="Varsayılan_20_Paragraf_20_Yazı_20_Tipi"><text:span text:style-name="T16"> yüklenic</text:span></text:span><text:span text:style-name="Varsayılan_20_Paragraf_20_Yazı_20_Tipi"><text:span text:style-name="T21">i tarafından kurulacaktır.</text:span></text:span><text:span text:style-name="Varsayılan_20_Paragraf_20_Yazı_20_Tipi"><text:span text:style-name="T16"> Bu borca uymayan yüklenicinin sorumluluğu vekâlete göre değil arsa payı karşılığı kat yapımı sözleşmesine göre tespit edilecektir.</text:span></text:span></text:p>
              <text:list text:continue-numbering="true">
                <text:list-item>
                  <text:p text:style-name="P17"><text:span text:style-name="fontstyle01"><text:span text:style-name="T16"><text:s/><text:tab/>Vergi, </text:span></text:span><text:span text:style-name="fontstyle01"><text:span text:style-name="T23">Harç vb. </text:span></text:span><text:span text:style-name="fontstyle01"><text:span text:style-name="T16">Ödeme Borcu</text:span></text:span></text:p>
                </text:list-item>
              </text:list>
              <text:p text:style-name="P17"><text:span text:style-name="fontstyle21"><text:span text:style-name="T16">Arsa payı karşılığı kat yapımı sözleşmesine konu olan kat irtifakına veya kat mülkiyetine bağlanmış binalar, emlak vergisine tabidir. Vergi yükümlüsü tapuda malik olarak görünen kişidir. Yükleniciye arsa payları henüz devredilmediğinden vergi yükümlüsü arsa sahibi </text:span></text:span><text:span text:style-name="fontstyle21"><text:span text:style-name="T23">olmasına rağmen,</text:span></text:span><text:span text:style-name="fontstyle21"><text:span text:style-name="T16"> </text:span></text:span><text:span text:style-name="fontstyle21"><text:span text:style-name="T23">YÜKLENİCİ, işbu sözleşme ile kat irtifakı kurulduktan sonra doğan tüm emlak vergilerini ve sözleşme sonucu ortaya çıkan ve kanunda arsa sahibi tarafından ödenmesi gereken tüm vergileri, </text:span></text:span><text:span text:style-name="T23">sözleşme geçerli olduğu sürece ödemekle yükümlüdür.</text:span></text:p>
              <text:p text:style-name="P23">Sözleşme gereği veya sözleşmeye ilgilendiren <text:span text:style-name="T9">her türlü harçları YÜKLENİCİ ödemekle yükümlüdür</text:span>.</text:p>
              <text:list text:continue-numbering="true">
                <text:list-item>
                  <text:p text:style-name="P28"><text:span text:style-name="T9">Diğer Borçla</text:span><text:span text:style-name="T43">r</text:span></text:p>
                </text:list-item>
              </text:list>
              <text:p text:style-name="P25"><text:span text:style-name="T9">İşbu</text:span> sözleşme <text:span text:style-name="T9">ile</text:span>, <text:span text:style-name="T9">YÜKLENİCİ, </text:span>bağımsız bölümleri anahtar teslim <text:span text:style-name="T9">yapmayı taahhüt etmiştir.Bu nedenle aşağıda listelenen işlemlerden doğacak her türlü harç, vergi, masraf YÜKLENİCİye ait olacaktır.</text:span></text:p>
              <text:list>
                <text:list-item>
                  <text:list>
                    <text:list-item>
                      <text:p text:style-name="P23"><text:span text:style-name="T9">İ</text:span>nşaat için gerekli araç ve gereçleri temin etmek, tamamlamak, proje, ruhsat ve idari işlemler.</text:p>
                    </text:list-item>
                    <text:list-item>
                      <text:p text:style-name="P23"><text:span text:style-name="T9">Y</text:span>apı denetim masrafları</text:p>
                    </text:list-item>
                    <text:list-item>
                      <text:p text:style-name="P24"><text:span text:style-name="T9">YÜKLENİCİ, ARSA SAHİBİ </text:span>ve üçüncü kişilerin menfaatlerini düşünerek hareket e<text:span text:style-name="T9">decektir. </text:span>Sadakat ve özen borcu, <text:span text:style-name="T9">YÜKLENİCİnin</text:span>, <text:span text:style-name="T9">ARSA SAHİBİ</text:span> yararına olacak şeyleri yapma, zararına olacak şeylerden kaçınmak anlamına gelir. Buna göre, müteahhidin burada hem arsa sahibine karşı, hem de ileride müşteri olarak bağımsız bölümleri satın alacak üçüncü kişilere karşı yükümlülüğü/borcu bulunmaktadır.</text:p>
                    </text:list-item>
                    <text:list-item>
                      <text:p text:style-name="P24"><text:s/>İnşaat işlemlerinde, kalite, uzmanlık ölçütleri ve işe gösterilecek özende, çalışmada görev alan işçinin yükümlülüğünden ziyade, arsa sahibinin muhatabı bu durumda işçi değil; işçiden ve sözleşme gereği yapılan işten sorumlu olan <text:span text:style-name="T43">YÜKLENİCİd</text:span>ir.</text:p>
                    </text:list-item>
                    <text:list-item>
                      <text:p text:style-name="P24"><text:s/><text:span text:style-name="T43">YÜKLENİCİn</text:span>in kullanacağı malzeme ayıplı veya kalitesiz ise, bu malzemenin ayıplı veya kalitesiz olmasından <text:span text:style-name="T43">ARSA SAHİBİ</text:span>ne karşı <text:span text:style-name="T43">YÜKLENİCİ</text:span> ‘SATICI’ <text:span text:style-name="T43">g</text:span>ibi <text:span text:style-name="T43">s</text:span>orumludur.</text:p>
                    </text:list-item>
                    <text:list-item>
                      <text:p text:style-name="P24"><text:s/>İnşaat işlerinde kullanılan malzemelerin ayıp nedeniyle oluşturacağı diğer zararlardan,<text:span text:style-name="T43">YÜKLENİCİ,</text:span> hatası veya kusuru olmasa dahi birinci dereceden sorumlu olacaktır.</text:p>
                    </text:list-item>
                    <text:list-item>
                      <text:p text:style-name="P17"><text:span text:style-name="T16"><text:s/></text:span><text:span text:style-name="T25">YÜKLENİCİ</text:span><text:span text:style-name="T16">, inşaatta bulunan bir çok detay ve diğer ince işleri; uzman taşeronlara yaptırmak durumundadır. (cam, elektrik, sıhhi tesisat, asansör vs.) Fakat, bu işlerin gözetim, denetim ve yönetimi </text:span><text:span text:style-name="T25">YÜKLENİCİ</text:span><text:span text:style-name="T16"> tarafından yapılacağından, bu tür işlerden çıkacak uyuşmazlıklarda da </text:span><text:span text:style-name="T25">ARSA SAHİBİ</text:span><text:span text:style-name="T16">ne karşı </text:span><text:span text:style-name="T25">YÜKLENİCİ</text:span><text:span text:style-name="T16"> sorumlu olacaktır.</text:span></text:p>
                    </text:list-item>
                    <text:list-item>
                      <text:p text:style-name="P25">“<text:span text:style-name="T43">YÜKLENİCİn</text:span>in özen ve sadakat borcu”, sözleşmenin kurulması ile başlayan ve inşaatın teslimine kadar devam eden bir borçtur. Bu borç inşaatın tesliminden sonra, “ayıba karşı tekeffül sorumluluğu” şeklinde <text:span text:style-name="T43">de devam edecektir.</text:span></text:p>
                    </text:list-item>
                  </text:list>
                </text:list-item>
              </text:list>
            </text:list-item>
          </text:list>
        </text:list-item>
      </text:list>
      <text:p text:style-name="P21"/>
      <text:p text:style-name="P30"><text:span text:style-name="fontstyle01"><text:span text:style-name="T16">B) ARSA SAHİBİNİN BORÇLARI</text:span></text:span><text:span text:style-name="Varsayılan_20_Paragraf_20_Yazı_20_Tipi"><text:span text:style-name="T2"><text:line-break/></text:span></text:span><text:span text:style-name="fontstyle01"><text:span text:style-name="T16">1- Arsayı Teslim Etme Borcu</text:span></text:span><text:span text:style-name="Varsayılan_20_Paragraf_20_Yazı_20_Tipi"><text:span text:style-name="T2"><text:line-break/></text:span></text:span></text:p>
      <text:p text:style-name="P30"><text:span text:style-name="Varsayılan_20_Paragraf_20_Yazı_20_Tipi"><text:span text:style-name="T3"><text:line-break/></text:span></text:span><text:span text:style-name="fontstyle21"><text:span text:style-name="T16">Aksi halde temerrüde düşecektir. Arsa sahibi tarafından yükleniciye teslim edilen arsanın fiili, hukuki bir sorunu ortaya çıktığında bu durumu</text:span></text:span><text:span text:style-name="Varsayılan_20_Paragraf_20_Yazı_20_Tipi"><text:span text:style-name="T3"><text:line-break/></text:span></text:span><text:soft-page-break/><text:span text:style-name="fontstyle21"><text:span text:style-name="T16">derhal arsa sahibine bildiren yüklenici TBK. m. 472 f. 3’e göre sorumluluktan kurtulur. </text:span></text:span></text:p>
      <text:p text:style-name="P30"><text:span text:style-name="fontstyle21"><text:span text:style-name="T16"/></text:span></text:p>
      <text:p text:style-name="P30"><text:span text:style-name="fontstyle21"><text:span text:style-name="T16"/></text:span></text:p>
      <text:p text:style-name="P30"><text:span text:style-name="fontstyle21"><text:span text:style-name="T16"><text:s/>Arsanın imar parseli</text:span></text:span><text:span text:style-name="Varsayılan_20_Paragraf_20_Yazı_20_Tipi"><text:span text:style-name="T3"><text:line-break/></text:span></text:span><text:span text:style-name="fontstyle21"><text:span text:style-name="T16">haline getirilmesi için, geçen sürenin sözleşme süresine eklenmesi gerekir80.</text:span></text:span><text:span text:style-name="Varsayılan_20_Paragraf_20_Yazı_20_Tipi"><text:span text:style-name="T3"><text:line-break/></text:span></text:span><text:span text:style-name="fontstyle21"><text:span text:style-name="T16">İnşaatın ruhsat alınmadan yapımına başlanmış, izin olmadığı için</text:span></text:span><text:span text:style-name="Varsayılan_20_Paragraf_20_Yazı_20_Tipi"><text:span text:style-name="T3"><text:line-break/></text:span></text:span><text:span text:style-name="fontstyle21"><text:span text:style-name="T16">inşaat belediye tarafından mühürlendiğinde arsa sahibi, sözleşmenin feshini isteyemeyeceği gibi tazminat ve cezai şart işleminde de bulunamaz.</text:span></text:span><text:span text:style-name="Varsayılan_20_Paragraf_20_Yazı_20_Tipi"><text:span text:style-name="T3"><text:line-break/></text:span></text:span><text:span text:style-name="fontstyle21"><text:span text:style-name="T16">Bunun nedeni inşaat ruhsatını alma yükümlülüğünün arsa sahibine ait</text:span></text:span><text:span text:style-name="Varsayılan_20_Paragraf_20_Yazı_20_Tipi"><text:span text:style-name="T3"><text:line-break/></text:span></text:span><text:span text:style-name="fontstyle21"><text:span text:style-name="T16">olmasıdır. Sözleşmede, yüklenici yetkili kılınarak inşaatın ruhsatının</text:span></text:span><text:span text:style-name="Varsayılan_20_Paragraf_20_Yazı_20_Tipi"><text:span text:style-name="T3"><text:line-break/></text:span></text:span><text:span text:style-name="fontstyle21"><text:span text:style-name="T16">alınmasından sonra belli bir sürede bitirilmesinin öngörüldüğü hallerde</text:span></text:span><text:span text:style-name="Varsayılan_20_Paragraf_20_Yazı_20_Tipi"><text:span text:style-name="T3"><text:line-break/></text:span></text:span><text:span text:style-name="fontstyle21"><text:span text:style-name="T16">ruhsatın alınacağı tarih kesin olarak belirtilmediği için, yüklenicinin temerrüde düşmesi için TBK. m. 124’e göre ihtar çekilmesi gerekir81.</text:span></text:span><text:span text:style-name="Varsayılan_20_Paragraf_20_Yazı_20_Tipi"><text:span text:style-name="T3"><text:line-break/></text:span></text:span><text:span text:style-name="fontstyle01"><text:span text:style-name="T16">2- Arsa Paylarını Devir Borcu</text:span></text:span><text:span text:style-name="Varsayılan_20_Paragraf_20_Yazı_20_Tipi"><text:span text:style-name="T2"><text:line-break/></text:span></text:span><text:span text:style-name="fontstyle21"><text:span text:style-name="T16">Arsa sahibinin arsa paylarını devir borcu, yüklenicinin işi tamamlayıp, arsa sahibine teslim etmesi ile muacceliyet kazanır (TBK. m. 479 f. 1</text:span></text:span><text:span text:style-name="Varsayılan_20_Paragraf_20_Yazı_20_Tipi"><text:span text:style-name="T3"><text:line-break/><text:line-break/></text:span></text:span><text:span text:style-name="fontstyle21"><text:span text:style-name="T16">230 </text:span></text:span><text:span text:style-name="fontstyle31"><text:span text:style-name="T16">İnönü Üniversitesi Hukuk Fakültesi Dergisi Özel Sayı Cilt:1 Yıl 2015</text:span></text:span><text:span text:style-name="Varsayılan_20_Paragraf_20_Yazı_20_Tipi"><text:span text:style-name="T5"><text:line-break/></text:span></text:span><text:span text:style-name="fontstyle21"><text:span text:style-name="T16">ve m. 97). Yargıtay tarafından verilen bir karara göre “Yüklenicinin sözleşme uyarınca kendisine isabet eden bağımsız bölümlerin adına tescilini</text:span></text:span><text:span text:style-name="Varsayılan_20_Paragraf_20_Yazı_20_Tipi"><text:span text:style-name="T3"><text:line-break/></text:span></text:span><text:span text:style-name="fontstyle21"><text:span text:style-name="T16">isteyebilmesi için, imar mevzuatına ve sözleşmeye uygun bir şekilde binayı tamamlaması gerekir.82”</text:span></text:span><text:span text:style-name="Varsayılan_20_Paragraf_20_Yazı_20_Tipi"><text:span text:style-name="T3"><text:line-break/></text:span></text:span><text:span text:style-name="fontstyle21"><text:span text:style-name="T16">Uygulamada yüklenicinin borcunu tamamıyla ifa etmeden önce arsa</text:span></text:span><text:span text:style-name="Varsayılan_20_Paragraf_20_Yazı_20_Tipi"><text:span text:style-name="T3"><text:line-break/></text:span></text:span><text:span text:style-name="fontstyle21"><text:span text:style-name="T16">sahibinin borcunu yerine getirdiği görülmektedir. Bu borç sözleşmenin</text:span></text:span><text:span text:style-name="Varsayılan_20_Paragraf_20_Yazı_20_Tipi"><text:span text:style-name="T3"><text:line-break/></text:span></text:span><text:span text:style-name="fontstyle21"><text:span text:style-name="T16">niteliğinden kaynaklanan yükleniciye düşecek bağımsız bölümlere özgü-</text:span></text:span><text:span text:style-name="Varsayılan_20_Paragraf_20_Yazı_20_Tipi"><text:span text:style-name="T3"><text:line-break/></text:span></text:span><text:span text:style-name="fontstyle21"><text:span text:style-name="T16">lenmiş arsa paylarının devrinden ibarettir83</text:span></text:span></text:p>
      <text:p text:style-name="P21"/>
      <text:p text:style-name="P21"/>
      <text:p text:style-name="P21"/>
      <text:p text:style-name="Standard"><text:span text:style-name="Güçlü"><text:span text:style-name="T16">TARAFLARIN YÜKÜMLÜLÜKLERİNİ YERİNE GETİRMEMESİNİN SONUÇLARI</text:span></text:span></text:p>
      <text:p text:style-name="Standard"><text:span text:style-name="Güçlü"><text:span text:style-name="T16">TEMERRÜT</text:span></text:span></text:p>
      <text:p text:style-name="P21"/>
      <text:p text:style-name="P21">bir tarafın borçlu temerrüdüne düşmesi halinde, diğer taraf Türk Borçlar Kanunu’nun 125. Maddesi’ndeki dönme ve aynen ifa seçimlik haklarını kullanabilir.</text:p>
      <text:p text:style-name="P21">Temerrüde düşen borçlu, temerrüde düşmekte kusuru olmadığını ispat etmedikçe, borcu geç ifasından dolayı alacaklının uğradığı zararı gidermekle yükümlüdür. Temerrüde düşen borçlu, verilen süre içinde, borcunu ifa etmemişse veya süre verilmesini gerektirmeyen bir durum söz konusu ise; alacaklı, her zaman borcun ifasını ve gecikme sebebiyle tazminat isteme hakkına sahiptir.</text:p>
      <text:p text:style-name="P21">Belirtilen bu hususlar Türk Borçlar Kanununun 177 ve 125/1. maddelerinde aynen yazıldığı gibi geçmektedir.</text:p>
      <text:p text:style-name="P21"/>
      <text:p text:style-name="P21"/>
      <text:p text:style-name="P21"/>
      <text:p text:style-name="P21"/>
      <text:p text:style-name="P21"/>
      <text:p text:style-name="P21"/>
      <text:p text:style-name="P21">MUCBİR SEBEPLER VE SİGORTA</text:p>
      <text:p text:style-name="P21"/>
      <text:p text:style-name="Standard"><text:span text:style-name="T16">YÜKLENİCİNİN İFLASI VEYA </text:span><text:span text:style-name="Güçlü"><text:span text:style-name="T16">ÖLÜMÜ</text:span></text:span></text:p>
      <text:p text:style-name="Standard"><text:span text:style-name="T16">PAY SAHİPLERİNDEN HERHANGİ BİRİNİN İFLASI VEYA </text:span><text:span text:style-name="Güçlü"><text:span text:style-name="T16">ÖLÜMÜ</text:span></text:span></text:p>
      <text:p text:style-name="Standard"><text:span text:style-name="Güçlü"><text:span text:style-name="T16">İPOTEK </text:span></text:span></text:p>
      <text:p text:style-name="Standard"><text:span text:style-name="Güçlü"><text:span text:style-name="T16">Yükleniciye devredilecek bağımsız bölümler üzerine herhangi bir ipotek konulamaz.</text:span></text:span></text:p>
      <text:p text:style-name="P21"><text:soft-page-break/></text:p>
      <text:p text:style-name="P21"/>
      <text:p text:style-name="P21"/>
      <text:p text:style-name="Standard"><text:span text:style-name="fontstyle01"><text:span text:style-name="T16">A) YÜKLENİCİNİN TEMERRÜDÜ</text:span></text:span><text:span text:style-name="Varsayılan_20_Paragraf_20_Yazı_20_Tipi"><text:span text:style-name="T2"><text:line-break/></text:span></text:span><text:span text:style-name="fontstyle21"><text:span text:style-name="T16">Yüklenici, sözleşme konusu olan inşaatı belirlenen sürede ve kapsamda ifa edememesi durumunda temerrüde düşer.</text:span></text:span></text:p>
      <text:p text:style-name="P21"/>
      <text:p text:style-name="Standard"><text:span text:style-name="Varsayılan_20_Paragraf_20_Yazı_20_Tipi"><text:span text:style-name="T4">Yüklenicinin edimi açısından eser sözleşmesi hükümlerine tabi olan arsa</text:span></text:span><text:span text:style-name="Varsayılan_20_Paragraf_20_Yazı_20_Tipi"><text:span text:style-name="T3"><text:line-break/></text:span></text:span><text:span text:style-name="Varsayılan_20_Paragraf_20_Yazı_20_Tipi"><text:span text:style-name="T4">payı karşılığı inşaat sözleşmelerinde, yüklenicinin teslim günü geçmesine</text:span></text:span><text:span text:style-name="Varsayılan_20_Paragraf_20_Yazı_20_Tipi"><text:span text:style-name="T3"><text:line-break/></text:span></text:span><text:span text:style-name="Varsayılan_20_Paragraf_20_Yazı_20_Tipi"><text:span text:style-name="T4">rağmen, eseri bitiremeyerek borçlu temerrüdüne düşmesi nedeniyle sözleşmenin arsa sahibi tarafından sona erdirilmesi halinde, eser sözleşmesini</text:span></text:span><text:span text:style-name="Varsayılan_20_Paragraf_20_Yazı_20_Tipi"><text:span text:style-name="T3"><text:line-break/></text:span></text:span><text:span text:style-name="Varsayılan_20_Paragraf_20_Yazı_20_Tipi"><text:span text:style-name="T4">düzenleyen maddeler arasında olaya doğrudan uygulanacak bir hüküm</text:span></text:span><text:span text:style-name="Varsayılan_20_Paragraf_20_Yazı_20_Tipi"><text:span text:style-name="T3"><text:line-break/></text:span></text:span><text:span text:style-name="Varsayılan_20_Paragraf_20_Yazı_20_Tipi"><text:span text:style-name="T4">bulunmadığından, uyuşmazlığın kural olarak TBK. m. 123 – 125 maddeleri uyarınca çözümlenmesi gerekir.</text:span></text:span></text:p>
      <text:p text:style-name="P9"/>
      <text:p text:style-name="Standard"><text:span text:style-name="Varsayılan_20_Paragraf_20_Yazı_20_Tipi"><text:span text:style-name="T4">üklenicinin teslim günü geçmesine rağmen, eseri bitiremeyerek</text:span></text:span><text:span text:style-name="Varsayılan_20_Paragraf_20_Yazı_20_Tipi"><text:span text:style-name="T3"><text:line-break/></text:span></text:span><text:span text:style-name="Varsayılan_20_Paragraf_20_Yazı_20_Tipi"><text:span text:style-name="T4">borçlu temerrüdüne düşmesi nedeniyle sözleşmeye son verilmesi halinde,</text:span></text:span><text:span text:style-name="Varsayılan_20_Paragraf_20_Yazı_20_Tipi"><text:span text:style-name="T3"><text:line-break/></text:span></text:span><text:span text:style-name="Varsayılan_20_Paragraf_20_Yazı_20_Tipi"><text:span text:style-name="T4">kural olarak sözleşme ileriye etkili olarak sona erer.</text:span></text:span></text:p>
      <text:p text:style-name="P9"/>
      <text:p text:style-name="Standard"><text:span text:style-name="Varsayılan_20_Paragraf_20_Yazı_20_Tipi"><text:span text:style-name="T4">Ek süre tayinine gerek olmayan durumlarda edimin ifası belirlenen</text:span></text:span><text:span text:style-name="Varsayılan_20_Paragraf_20_Yazı_20_Tipi"><text:span text:style-name="T3"><text:line-break/></text:span></text:span><text:span text:style-name="Varsayılan_20_Paragraf_20_Yazı_20_Tipi"><text:span text:style-name="T4">süre içersindi yerine getirilmezse artık edimin aynen ifası istenemez. Bu</text:span></text:span><text:span text:style-name="Varsayılan_20_Paragraf_20_Yazı_20_Tipi"><text:span text:style-name="T3"><text:line-break/></text:span></text:span><text:span text:style-name="Varsayılan_20_Paragraf_20_Yazı_20_Tipi"><text:span text:style-name="T4">takdirde müsbet veya menfi zarar talep edilebilecektir.</text:span></text:span></text:p>
      <text:p text:style-name="P9"/>
      <text:p text:style-name="Standard"><text:span text:style-name="Varsayılan_20_Paragraf_20_Yazı_20_Tipi"><text:span text:style-name="T4">Üçüncü olarak edimin ifası için kesin bir tarihin belirlenmiş olması</text:span></text:span><text:span text:style-name="Varsayılan_20_Paragraf_20_Yazı_20_Tipi"><text:span text:style-name="T3"><text:line-break/></text:span></text:span><text:span text:style-name="Varsayılan_20_Paragraf_20_Yazı_20_Tipi"><text:span text:style-name="T4">durumunda ek süre tayinine gerek yoktur. TBK. m. 124 f. 1 b. 3 “Borcun</text:span></text:span><text:span text:style-name="Varsayılan_20_Paragraf_20_Yazı_20_Tipi"><text:span text:style-name="T3"><text:line-break/></text:span></text:span><text:span text:style-name="Varsayılan_20_Paragraf_20_Yazı_20_Tipi"><text:span text:style-name="T4">ifasının, belirli bir zamanda veya belirli bir süre içinde gerçekleşmemesi</text:span></text:span><text:span text:style-name="Varsayılan_20_Paragraf_20_Yazı_20_Tipi"><text:span text:style-name="T3"><text:line-break/></text:span></text:span><text:span text:style-name="Varsayılan_20_Paragraf_20_Yazı_20_Tipi"><text:span text:style-name="T4">üzerine, ifanın artık kabul edilmeyeceği sözleşmeden anlaşılıyorsa” hükmü bu durumu düzenlemiştir. Karşılıklı borç yükleyen sözleşmelerde</text:span></text:span><text:span text:style-name="Varsayılan_20_Paragraf_20_Yazı_20_Tipi"><text:span text:style-name="T3"><text:line-break/></text:span></text:span><text:span text:style-name="Varsayılan_20_Paragraf_20_Yazı_20_Tipi"><text:span text:style-name="T4">taraflar, ifanın mutlaka belirli bir tarihte yapılmasını kararlaştırabilirler.</text:span></text:span><text:span text:style-name="Varsayılan_20_Paragraf_20_Yazı_20_Tipi"><text:span text:style-name="T3"><text:line-break/></text:span></text:span><text:span text:style-name="Varsayılan_20_Paragraf_20_Yazı_20_Tipi"><text:span text:style-name="T4">Bu durumda sözleşmenin kesin vadeli olduğu kabul edilir. Kesin vadenin</text:span></text:span><text:span text:style-name="Varsayılan_20_Paragraf_20_Yazı_20_Tipi"><text:span text:style-name="T3"><text:line-break/></text:span></text:span><text:span text:style-name="Varsayılan_20_Paragraf_20_Yazı_20_Tipi"><text:span text:style-name="T4">kabul edilebilmesi için sadece ifa gününün belirlenmiş olması yetmez.</text:span></text:span><text:span text:style-name="Varsayılan_20_Paragraf_20_Yazı_20_Tipi"><text:span text:style-name="T3"><text:line-break/></text:span></text:span><text:span text:style-name="Varsayılan_20_Paragraf_20_Yazı_20_Tipi"><text:span text:style-name="T4">Ayrıca tarafların kararlaştırılan tarihe sıkı sıkıya uyacakları ve sözleşmede</text:span></text:span><text:span text:style-name="Varsayılan_20_Paragraf_20_Yazı_20_Tipi"><text:span text:style-name="T3"><text:line-break/></text:span></text:span><text:span text:style-name="Varsayılan_20_Paragraf_20_Yazı_20_Tipi"><text:span text:style-name="T4">gerçekleşmeyen ifanın kabul edilmeyeceğinin de anlaşılması gerekir91. Bu</text:span></text:span><text:span text:style-name="Varsayılan_20_Paragraf_20_Yazı_20_Tipi"><text:span text:style-name="T3"><text:line-break/></text:span></text:span><text:span text:style-name="Varsayılan_20_Paragraf_20_Yazı_20_Tipi"><text:span text:style-name="T4">tür işlemlere “Fixgeschäft” mutlaka belirli bir günde yapılması gereken</text:span></text:span><text:span text:style-name="Varsayılan_20_Paragraf_20_Yazı_20_Tipi"><text:span text:style-name="T3"><text:line-break/></text:span></text:span><text:span text:style-name="Varsayılan_20_Paragraf_20_Yazı_20_Tipi"><text:span text:style-name="T4">işlemler denir</text:span></text:span></text:p>
      <text:p text:style-name="P9"/>
      <text:p text:style-name="Standard"><text:span text:style-name="fontstyle01"><text:span text:style-name="T16">YÜKLENİCİNİN TEMERRÜDÜNÜN SONUÇLARI</text:span></text:span></text:p>
      <text:p text:style-name="Standard"><text:span text:style-name="fontstyle01"><text:span text:style-name="T16">1- Aynen İfa ile Birlikte Gecikme Tazminatı</text:span></text:span><text:span text:style-name="Varsayılan_20_Paragraf_20_Yazı_20_Tipi"><text:span text:style-name="T2"><text:line-break/></text:span></text:span><text:span text:style-name="fontstyle21"><text:span text:style-name="T16">Arsa sahibi temerrüde düşen yükleniciden aynen ifa ve ifanın gecikmesinden dolayı meydana gelen zararı isteyebilir, fakat bunun için arsa</text:span></text:span><text:span text:style-name="Varsayılan_20_Paragraf_20_Yazı_20_Tipi"><text:span text:style-name="T3"><text:line-break/></text:span></text:span><text:span text:style-name="fontstyle21"><text:span text:style-name="T16">sahibi tercihini derhal bildirmelidir. Aksi takdirde aynen ifa + gecikme</text:span></text:span><text:span text:style-name="Varsayılan_20_Paragraf_20_Yazı_20_Tipi"><text:span text:style-name="T3"><text:line-break/></text:span></text:span><text:span text:style-name="fontstyle21"><text:span text:style-name="T16">tazminatını tercih ettiği karine olarak kabul edilmektedir. Aynen ifanın</text:span></text:span><text:span text:style-name="Varsayılan_20_Paragraf_20_Yazı_20_Tipi"><text:span text:style-name="T3"><text:line-break/></text:span></text:span><text:span text:style-name="fontstyle21"><text:span text:style-name="T16">istenebilmesi için yüklenicinin kusuruna gerek yoktur, fakat gecikme tazminatı için kusur aranmaktadır. Aynen ifa + gecikme tazminatının istenebilmesi için arsa sahibinin kendi edimini yerine getirmesi veya getirmeye</text:span></text:span><text:span text:style-name="Varsayılan_20_Paragraf_20_Yazı_20_Tipi"><text:span text:style-name="T3"><text:line-break/></text:span></text:span><text:span text:style-name="fontstyle21"><text:span text:style-name="T16">hazır olduğunu bildirmesi gerekir</text:span></text:span></text:p>
      <text:p text:style-name="P9"/>
      <text:p text:style-name="Standard"><text:span text:style-name="Varsayılan_20_Paragraf_20_Yazı_20_Tipi"><text:span text:style-name="T4">TBK. m. 119 – 125’e göre arsa sahibi aynen ifa + gecikme tazminatı da isteme hakkına sahiptir. Alacaklı aynen ifadan vazgeçip gecikme</text:span></text:span><text:span text:style-name="Varsayılan_20_Paragraf_20_Yazı_20_Tipi"><text:span text:style-name="T3"><text:line-break/></text:span></text:span><text:span text:style-name="Varsayılan_20_Paragraf_20_Yazı_20_Tipi"><text:span text:style-name="T4">tazminatı isteyemez. Gecikme tazminatında yüklenicinin kusursuz olduğunu kanıtlaması gerekir. Kural; gecikmenin yüklenicinin kusuru ile meydana geldiğidir94.</text:span></text:span><text:span text:style-name="Varsayılan_20_Paragraf_20_Yazı_20_Tipi"><text:span text:style-name="T3"><text:line-break/></text:span></text:span><text:span text:style-name="Varsayılan_20_Paragraf_20_Yazı_20_Tipi"><text:span text:style-name="T4">Gecikme tazminatının, ihtarın borçluya tebliğ edildiği tarih esas alı-</text:span></text:span><text:span text:style-name="Varsayılan_20_Paragraf_20_Yazı_20_Tipi"><text:span text:style-name="T3"><text:line-break/></text:span></text:span><text:span text:style-name="Varsayılan_20_Paragraf_20_Yazı_20_Tipi"><text:span text:style-name="T4">narak tespit edilmesi gerekir. İhtara gerek olmayan hallerde de bu tarih</text:span></text:span><text:span text:style-name="Varsayılan_20_Paragraf_20_Yazı_20_Tipi"><text:span text:style-name="T3"><text:line-break/></text:span></text:span><text:span text:style-name="Varsayılan_20_Paragraf_20_Yazı_20_Tipi"><text:span text:style-name="T4">muacceliyet günüdür. Gecikme tazminatının hukuki niteliği müsbet zarardır. Bu nedenle tazminatın kapsamı, fiilen uğranılan zararla yoksun</text:span></text:span><text:span text:style-name="Varsayılan_20_Paragraf_20_Yazı_20_Tipi"><text:span text:style-name="T3"><text:line-break/></text:span></text:span><text:soft-page-break/><text:span text:style-name="Varsayılan_20_Paragraf_20_Yazı_20_Tipi"><text:span text:style-name="T4">kalınan kârdan ibarettir. Arsa sahibi inşaatın geç tesliminden dolayı yoksun kaldığı borç bedelini, depo giderlerini vb. isteyebilir, fakat manevi</text:span></text:span><text:span text:style-name="Varsayılan_20_Paragraf_20_Yazı_20_Tipi"><text:span text:style-name="T3"><text:line-break/></text:span></text:span><text:span text:style-name="Varsayılan_20_Paragraf_20_Yazı_20_Tipi"><text:span text:style-name="T4">tazminat isteyemez9</text:span></text:span></text:p>
      <text:p text:style-name="P9"/>
      <text:p text:style-name="Standard"><text:span text:style-name="Varsayılan_20_Paragraf_20_Yazı_20_Tipi"><text:span text:style-name="T4">İnşaatın zamanında bitmemesi ve teslim edilmemesi halinde arsa</text:span></text:span><text:span text:style-name="Varsayılan_20_Paragraf_20_Yazı_20_Tipi"><text:span text:style-name="T3"><text:line-break/></text:span></text:span><text:span text:style-name="Varsayılan_20_Paragraf_20_Yazı_20_Tipi"><text:span text:style-name="T4">sahibi ve yüklenici cezai şartın ödenmemesi üzerinde anlaşılabilir (TBK.</text:span></text:span><text:span text:style-name="Varsayılan_20_Paragraf_20_Yazı_20_Tipi"><text:span text:style-name="T3"><text:line-break/></text:span></text:span><text:span text:style-name="Varsayılan_20_Paragraf_20_Yazı_20_Tipi"><text:span text:style-name="T4">m 179). Bu ifaya eklenen cezai şart niteliğindedir. Burada yüklenicinin</text:span></text:span><text:span text:style-name="Varsayılan_20_Paragraf_20_Yazı_20_Tipi"><text:span text:style-name="T3"><text:line-break/></text:span></text:span><text:span text:style-name="Varsayılan_20_Paragraf_20_Yazı_20_Tipi"><text:span text:style-name="T4">temerrüde düşmesi durumunda aksi kararlaştırılmadıkça yüklenicinin</text:span></text:span><text:span text:style-name="Varsayılan_20_Paragraf_20_Yazı_20_Tipi"><text:span text:style-name="T3"><text:line-break/></text:span></text:span><text:span text:style-name="Varsayılan_20_Paragraf_20_Yazı_20_Tipi"><text:span text:style-name="T4">kusuru tespit edilse bile hem cezai şart hem de yoksun kalınan kira tazminatı bir arada istenemez. TBK. m. 180 f. 2’ye göre arsa sahibi, şart olunan</text:span></text:span><text:span text:style-name="Varsayılan_20_Paragraf_20_Yazı_20_Tipi"><text:span text:style-name="T3"><text:line-break/></text:span></text:span><text:span text:style-name="Varsayılan_20_Paragraf_20_Yazı_20_Tipi"><text:span text:style-name="T4">ceza miktarını aşan zararını ancak yüklenicinin kusurunu kanıtlamasıyla</text:span></text:span><text:span text:style-name="Varsayılan_20_Paragraf_20_Yazı_20_Tipi"><text:span text:style-name="T3"><text:line-break/></text:span></text:span><text:span text:style-name="Varsayılan_20_Paragraf_20_Yazı_20_Tipi"><text:span text:style-name="T4">isteyebilir</text:span></text:span></text:p>
      <text:p text:style-name="P9"/>
      <text:p text:style-name="Standard"><text:span text:style-name="Varsayılan_20_Paragraf_20_Yazı_20_Tipi"><text:span text:style-name="T4">Yargıtay’ın verdiği bir karar göre “Ek süre sonunda inşaatın ikmal</text:span></text:span><text:span text:style-name="Varsayılan_20_Paragraf_20_Yazı_20_Tipi"><text:span text:style-name="T3"><text:line-break/></text:span></text:span><text:span text:style-name="Varsayılan_20_Paragraf_20_Yazı_20_Tipi"><text:span text:style-name="T4">edilmemesi halinde yaptığı tüm işlemlerden dolayı yüklenicinin herhangi</text:span></text:span><text:span text:style-name="Varsayılan_20_Paragraf_20_Yazı_20_Tipi"><text:span text:style-name="T3"><text:line-break/></text:span></text:span><text:span text:style-name="Varsayılan_20_Paragraf_20_Yazı_20_Tipi"><text:span text:style-name="T4">bir hak talep edemeyeceği şeklinde kararlaştırılan ceza, yüklenicinin mahvına neden olacak şiddette olup BK. m. 20’de (Yeni TBK. m. 27) belirtilen genel ahlaka aykırı ve batıldır. Kat karşılığı inşaat sözleşmesi arsa</text:span></text:span><text:span text:style-name="Varsayılan_20_Paragraf_20_Yazı_20_Tipi"><text:span text:style-name="T3"><text:line-break/></text:span></text:span><text:span text:style-name="Varsayılan_20_Paragraf_20_Yazı_20_Tipi"><text:span text:style-name="T4">payının devrini içerdiğinden tek taraflı feshedilemez, feshe hâkim karar</text:span></text:span><text:span text:style-name="Varsayılan_20_Paragraf_20_Yazı_20_Tipi"><text:span text:style-name="T3"><text:line-break/></text:span></text:span><text:span text:style-name="Varsayılan_20_Paragraf_20_Yazı_20_Tipi"><text:span text:style-name="T4">verir. İnşaat seviyesi davadan sonra % 90 seviyesine ulaşmışsa geriye</text:span></text:span><text:span text:style-name="Varsayılan_20_Paragraf_20_Yazı_20_Tipi"><text:span text:style-name="T3"><text:line-break/></text:span></text:span><text:span text:style-name="Varsayılan_20_Paragraf_20_Yazı_20_Tipi"><text:span text:style-name="T4">etkili fesih kararı verilemez.</text:span></text:span></text:p>
      <text:p text:style-name="P9"/>
      <text:p text:style-name="P9"/>
      <text:p text:style-name="P9"/>
      <text:p text:style-name="P21"/>
      <text:p text:style-name="P21"/>
      <text:p text:style-name="Standard"><text:span text:style-name="Güçlü"><text:span text:style-name="T16">SÖZLEŞMENİN SONA ERMESİ</text:span></text:span></text:p>
      <text:p text:style-name="P21"/>
      <text:p text:style-name="P27">TARAFLARIN ANLAŞMASIYLA (İKALE) SÖZLEŞMENİN SONA ERMESİ</text:p>
      <text:p text:style-name="Standard"><text:span text:style-name="Varsayılan_20_Paragraf_20_Yazı_20_Tipi"><text:span text:style-name="T10">ifa ile sona erme</text:span></text:span></text:p>
      <text:p text:style-name="P21"/>
      <text:p text:style-name="Standard"><text:span text:style-name="Varsayılan_20_Paragraf_20_Yazı_20_Tipi"><text:span text:style-name="T16">müteahhit yapımını üstlendiği inşaatı, sözleşmeye uygun olarak zamanında teslim eder; arsa sahibi de ücreti (tapu devri) öderse inşaat sözleşmesi ifa sebebiyle kendiliğinden sona ermiş olur</text:span></text:span></text:p>
      <text:p text:style-name="P9"/>
      <text:p text:style-name="Standard"><text:span text:style-name="Varsayılan_20_Paragraf_20_Yazı_20_Tipi"><text:span text:style-name="T10">ifa dışı nedenlerle sona erme</text:span></text:span></text:p>
      <text:p text:style-name="Standard"><text:span text:style-name="Varsayılan_20_Paragraf_20_Yazı_20_Tipi"><text:span text:style-name="T16">Arsa payı karşılığı inşaat sözleşmesinin taraflarının karşılıklı anlaşma yoluyla sözleşmeyi sona erdirmeleri mümkündür.</text:span></text:span></text:p>
      <text:p text:style-name="P9"/>
      <text:p text:style-name="P9"/>
      <text:p text:style-name="Standard"><text:span text:style-name="Varsayılan_20_Paragraf_20_Yazı_20_Tipi"><text:span text:style-name="T16">müteahhidin inşa işini görmeye başlamış ve kayda değer bir ilerleme sağlamış olduğu durumlarda, sona ermenin ileriye etkili olacağı kabul edilerek yapılan kısmın bedelinin arsa paylarının devri suretiyle ödenmesi gerekir.</text:span></text:span></text:p>
      <text:p text:style-name="Standard"><text:span text:style-name="Varsayılan_20_Paragraf_20_Yazı_20_Tipi"><text:span text:style-name="T16">böyle bir sona erme ile arsa sahipleri uğradıkları zarar nedeniyle tazminat talep edebilir.</text:span></text:span></text:p>
      <text:p text:style-name="P9"/>
      <text:p text:style-name="Standard"><text:span text:style-name="Varsayılan_20_Paragraf_20_Yazı_20_Tipi"><text:span text:style-name="T10">2.  SÖZLEŞMENİN, BORÇLUNUN SORUMLU OLMADIĞI SONRAKİ İMKÂNSIZLIK SEBEBİYLE SONA ERMESİ</text:span></text:span></text:p>
      <text:p text:style-name="P9"/>
      <text:p text:style-name="Standard"><text:span text:style-name="Varsayılan_20_Paragraf_20_Yazı_20_Tipi"><text:span text:style-name="T10">2.1 Sözleşmenin, yapılan inşaatın yok olması sebebiyle sona ermesi</text:span></text:span></text:p>
      <text:p text:style-name="P21">yapılan inşaatın teslimden önce beklenmedik bir olay sonucu yok olması halinde, müteahhit ne gördüğü inşa işi için ne de yaptığı giderler için karşılık talep edemeyecektir. Meydana getirilen inşaat,  müteahhidin kusuru ile yıkılmışsa, müteahhit inşaatı tekrar yapmak zorunda kalır. İnşaatın tamamlanması için ek süre verilmez.</text:p>
      <text:p text:style-name="P21"><text:soft-page-break/></text:p>
      <text:p text:style-name="P1"><text:span text:style-name="Varsayılan_20_Paragraf_20_Yazı_20_Tipi"><text:span text:style-name="T40">2.2 Sözleşmenin, arsa sahibi nezdinde gerçekleşen bir sebepten dolayı ifanın mümkün olmaması sebebiyle sona ermesi</text:span></text:span></text:p>
      <text:p text:style-name="P3"><text:span text:style-name="Varsayılan_20_Paragraf_20_Yazı_20_Tipi"><text:span text:style-name="T41"> </text:span></text:span></text:p>
      <text:p text:style-name="P3"><text:span text:style-name="Varsayılan_20_Paragraf_20_Yazı_20_Tipi"><text:span text:style-name="T41">arsa sahibinin müteahhide devretmeyi taahhüt ettiği arsanın, toprak kayması, sel, deprem gibi doğal afetler nedeniyle arsanın üzerine inşaat yapılmaya elverişli olmaktan çıkması, arsa sahibinin istediği yapı sistemine yetkili makamlarca izin verilmemesi gibi durumlarda </text:span></text:span><text:span text:style-name="Varsayılan_20_Paragraf_20_Yazı_20_Tipi"><text:span text:style-name="T16">müteahhit ne gördüğü inşa işi için ne de yaptığı giderler için karşılık talep edemeyecektir.</text:span></text:span></text:p>
      <text:p text:style-name="P21"/>
      <text:p text:style-name="P1"><text:span text:style-name="Varsayılan_20_Paragraf_20_Yazı_20_Tipi"><text:span text:style-name="T40">2.3 Sözleşmenin Müteahhidin Ölümü veya Yeteneğini Kaybetmesi Nedeniyle Sona Ermesi</text:span></text:span></text:p>
      <text:p text:style-name="P3"><text:span text:style-name="Varsayılan_20_Paragraf_20_Yazı_20_Tipi"><text:span text:style-name="T41"> </text:span></text:span></text:p>
      <text:p text:style-name="P3"><text:span text:style-name="Varsayılan_20_Paragraf_20_Yazı_20_Tipi"><text:span text:style-name="T41"> </text:span></text:span></text:p>
      <text:p text:style-name="P6">Yüklenicinin ölümü</text:p>
      <text:p text:style-name="P7">İş sahibi, yüklenicinin özel meslek bilgisi ve uzmanlığı, tecrübesi, dürüstlüğü, şöhreti, güven vermesi ve özel krediye layık bulunması nedeni ile bu sözleşmede taraf olmuştur.</text:p>
      <text:p text:style-name="P7"/>
      <text:p text:style-name="P3"><text:span text:style-name="Varsayılan_20_Paragraf_20_Yazı_20_Tipi"><text:span text:style-name="T41">müteahhidin ölümü ya da kendisine yüklenemeyecek bir sebep dolayısıyla sözleşme kurulduktan sonra inşaatı tamamlama yeteneğini kaybetmesi inşaat sözleşmesini kendiliğinden sona erdirir </text:span></text:span></text:p>
      <text:p text:style-name="P7"/>
      <text:p text:style-name="P6">Yüklenicinin aczi</text:p>
      <text:p text:style-name="P3"><text:span text:style-name="Varsayılan_20_Paragraf_20_Yazı_20_Tipi"><text:span text:style-name="T41">Müteahhidin aciz haline düşmesi durumunda, arsa sahibinin müteahhidden teminat veya daha önce verilmiş bir teminat varsa ek teminat talep etmesi mümkündür.</text:span></text:span></text:p>
      <text:p text:style-name="P7"> </text:p>
      <text:p text:style-name="P3"><text:span text:style-name="Varsayılan_20_Paragraf_20_Yazı_20_Tipi"><text:span text:style-name="T40">Yüklenicinin iflası</text:span></text:span></text:p>
      <text:p text:style-name="P3"><text:span text:style-name="Varsayılan_20_Paragraf_20_Yazı_20_Tipi"><text:span text:style-name="T41">İflas, yüklenicinin ekonomik anlamda bir ifa imkansızlığı olarak değelendirilecektir. Böyle bir durumda, iflas masasının oluşup sözleşmeye devam kararı almasına kadar imkansızlık sebebiyle sözleşme sona erdirilmez. İflas masasının bu yönde bir karar almadığı hâllerde sözleşme iflas dolayısıyla müteahhidin ekonomik olarak edimini ifa etmesi imkansızlaştığı için kendiliğinden sona erecektir. İflas ile iflas masamsı oluşturulması arasında oluşan zaman kaybının, inşaatın bitim tarihine etkisi olmaz. İnşaat bitim tarihi kesindir ve değiştirilemez.</text:span></text:span></text:p>
      <text:p text:style-name="P21"/>
      <text:p text:style-name="P5"><text:span text:style-name="Varsayılan_20_Paragraf_20_Yazı_20_Tipi"><text:span text:style-name="T40">3. SÖZLEŞMENİN, ÖNCEDEN ÖNGÖRÜLMEYEN VE BEKLENİLMEYEN HAL NEDENİYLE FESHİ</text:span></text:span></text:p>
      <text:p text:style-name="P3"><text:span text:style-name="Varsayılan_20_Paragraf_20_Yazı_20_Tipi"><text:span text:style-name="T40"/></text:span></text:p>
      <text:p text:style-name="P3"><text:span text:style-name="Varsayılan_20_Paragraf_20_Yazı_20_Tipi"><text:span text:style-name="T41">Arsa payı karşılığı inşaat sözleşmesinde, arsa sahibinin üstlenmiş olduğu, belirlenen arsa paylarını müteahhide devri borcu, götürü bedelli ücret borcu niteliğini taşımaktadır. </text:span></text:span></text:p>
      <text:p text:style-name="P3"><text:span text:style-name="Varsayılan_20_Paragraf_20_Yazı_20_Tipi"><text:span text:style-name="T41"> </text:span></text:span></text:p>
      <text:p text:style-name="P3"><text:span text:style-name="Varsayılan_20_Paragraf_20_Yazı_20_Tipi"><text:span text:style-name="T41">Ancak bazı durumlarda, TBK. Madde 480 gereğince mahkemeye yapılan bir taleple, sözleşmenin feshi veya ücretin arttırılması sağlanabilir. Bu suretle, arsa payı karşılığı inşaat sözleşmesine anılan hükmün uygulanabileceğini söylemek mümkündür.</text:span></text:span></text:p>
      <text:p text:style-name="P3"><text:span text:style-name="Varsayılan_20_Paragraf_20_Yazı_20_Tipi"><text:span text:style-name="T41"> </text:span></text:span></text:p>
      <text:p text:style-name="P4"><text:span text:style-name="Varsayılan_20_Paragraf_20_Yazı_20_Tipi"><text:span text:style-name="T41">TBK. Madde 480 fıkra  I hükmünde, sözleşmeye bağlılık anlamına gelen </text:span></text:span><text:span text:style-name="Varsayılan_20_Paragraf_20_Yazı_20_Tipi"><text:span text:style-name="T42">“Ahde Veda=Pacta Sund Servanda”</text:span></text:span><text:span text:style-name="Varsayılan_20_Paragraf_20_Yazı_20_Tipi"><text:span text:style-name="T41">ilkesinin tekrar edilmiş olduğu görülmektedir. Buna göre; </text:span></text:span><text:span text:style-name="Varsayılan_20_Paragraf_20_Yazı_20_Tipi"><text:span text:style-name="T40">müteahhit, inşaat tahmin edilen ve kararlaştırılan bedelden daha fazla gideri gerektirse de kendisine devredilecek arsa payı miktarının arttırılmasını isteyemez. </text:span></text:span></text:p>
      <text:p text:style-name="P3"><text:span text:style-name="Varsayılan_20_Paragraf_20_Yazı_20_Tipi"><text:span text:style-name="T41"> </text:span></text:span></text:p>
      <text:p text:style-name="P3"><text:span text:style-name="Varsayılan_20_Paragraf_20_Yazı_20_Tipi"><text:span text:style-name="T41">TBK. Madde 480 fıkra II hükmünde ise Pacta Sund Servanda ilkesine bir istisna getirilerek, sözleşmenin değiştirilmesine olanak tanıyan </text:span></text:span><text:span text:style-name="Varsayılan_20_Paragraf_20_Yazı_20_Tipi"><text:span text:style-name="T42">“Umulmazlık=Clausula rebus </text:span></text:span><text:soft-page-break/><text:span text:style-name="Varsayılan_20_Paragraf_20_Yazı_20_Tipi"><text:span text:style-name="T42">sic Stantibus”</text:span></text:span><text:span text:style-name="Varsayılan_20_Paragraf_20_Yazı_20_Tipi"><text:span text:style-name="T41">ilkesi ile ilgili bir düzenlemeye gidilmiştir. Buna göre, daha önce tahmin edilmeyen veya taraflarca kabul edilen şartlara göre imkânsız olan olağanüstü haller, işin yapılmasına engel olur veya yapılmasını son derece zorlaştırırsa, </text:span></text:span><text:span text:style-name="Varsayılan_20_Paragraf_20_Yazı_20_Tipi"><text:span text:style-name="T40">hâkim sahip olduğu takdir hakkı çerçevesinde kararlaştırılan bedeli yükseltmeye veya sözleşmeden dönmeye izin verebilir.</text:span></text:span><text:span text:style-name="Varsayılan_20_Paragraf_20_Yazı_20_Tipi"><text:span text:style-name="T41"> </text:span></text:span></text:p>
      <text:p text:style-name="P3"><text:span text:style-name="Varsayılan_20_Paragraf_20_Yazı_20_Tipi"><text:span text:style-name="T41"> </text:span></text:span></text:p>
      <text:p text:style-name="P3"><text:span text:style-name="Varsayılan_20_Paragraf_20_Yazı_20_Tipi"><text:span text:style-name="T40">Bu bakımdan, anılan hükmün uygulanabilmesi için aşağıdaki dört şartın gerçekleşmesi gerekir.[19]:</text:span></text:span></text:p>
      <text:p text:style-name="P3"><text:span text:style-name="Varsayılan_20_Paragraf_20_Yazı_20_Tipi"><text:span text:style-name="T41"> </text:span></text:span></text:p>
      <text:p text:style-name="P2"><text:span text:style-name="Varsayılan_20_Paragraf_20_Yazı_20_Tipi"><text:span text:style-name="T40">3.1 Önceden Öngörülmeyen ve Beklenilmeyen Bir Halin Bulunması</text:span></text:span></text:p>
      <text:p text:style-name="P3"><text:span text:style-name="Varsayılan_20_Paragraf_20_Yazı_20_Tipi"><text:span text:style-name="T41"> </text:span></text:span></text:p>
      <text:p text:style-name="P3"><text:span text:style-name="Varsayılan_20_Paragraf_20_Yazı_20_Tipi"><text:span text:style-name="T41">Beklenilmeyen hal kavramının içine, öncelikle mücbir sebep niteliğini taşıyan olaylar girer. Buna göre, deprem, su baskını gibi durumlar beklenilmeyen hal kapsamındadır. Önceden öngörülmeyen fakat mücbir sebep de sayılmayan diğer olayların da beklenilmeyen hal kavramı kapsamına dahil edilmesi gerekebilir.</text:span></text:span></text:p>
      <text:p text:style-name="P3"><text:span text:style-name="Varsayılan_20_Paragraf_20_Yazı_20_Tipi"><text:span text:style-name="T41"> </text:span></text:span></text:p>
      <text:p text:style-name="P3"><text:span text:style-name="Varsayılan_20_Paragraf_20_Yazı_20_Tipi"><text:span text:style-name="T41">Buna göre, çok soğuk bir kış, çalışma araçlarının bulunmaması, hammadde fiyatlarının aşırı yükselmesi, üzerine inşaat yapılacak arsanın durumu gibi nedenler beklenilmeyen hal kapsamında değerlendirilebilir. [20]</text:span></text:span></text:p>
      <text:p text:style-name="P4"><text:span text:style-name="Varsayılan_20_Paragraf_20_Yazı_20_Tipi"><text:span text:style-name="T41"> </text:span></text:span></text:p>
      <text:p text:style-name="P2"><text:span text:style-name="Varsayılan_20_Paragraf_20_Yazı_20_Tipi"><text:span text:style-name="T40">3.2 Önceden Görülmeyen ve Beklenilmeyen Hal Nedeniyle İnşa İşinin Görülmesinin Aşırı Derecede Güç Olması</text:span></text:span></text:p>
      <text:p text:style-name="P3"><text:span text:style-name="Varsayılan_20_Paragraf_20_Yazı_20_Tipi"><text:span text:style-name="T41"> </text:span></text:span></text:p>
      <text:p text:style-name="P3"><text:span text:style-name="Varsayılan_20_Paragraf_20_Yazı_20_Tipi"><text:span text:style-name="T41">TBK. Madde 480 fıkra II hükmünün somut olaya uygulanıp uygulanmayacağının tespiti için hâkim, işin yapılmasının güçleşmesi sonucu artan masrafların rizikosunun müteahhide ait olup olmadığını iyi niyet kuralları çerçevesinde takdir etmelidir. </text:span></text:span></text:p>
      <text:p text:style-name="P3"><text:span text:style-name="Varsayılan_20_Paragraf_20_Yazı_20_Tipi"><text:span text:style-name="T41"> </text:span></text:span></text:p>
      <text:p text:style-name="P3"><text:span text:style-name="Varsayılan_20_Paragraf_20_Yazı_20_Tipi"><text:span text:style-name="T40">Sözleşmenin beklenilmeyen hal nedeniyle uyarlanması veya feshi yoluna gidilebilmesi için, normal bir rizikonun değil, aşırı bir rizikonun ortaya çıkması aranır.</text:span></text:span><text:span text:style-name="Varsayılan_20_Paragraf_20_Yazı_20_Tipi"><text:span text:style-name="T41"> Bununla birlikte, gider fazlası ile götürü ücret arasındaki farkın, edimin ifası halinde müteahhidin ekonomik yönden yıkılmasına neden olacak derecede büyük olmasına gerek olmadığını belirtmemiz gerekir. [21]</text:span></text:span></text:p>
      <text:p text:style-name="P3"><text:span text:style-name="Varsayılan_20_Paragraf_20_Yazı_20_Tipi"><text:span text:style-name="T41"> </text:span></text:span></text:p>
      <text:p text:style-name="P2"><text:span text:style-name="Varsayılan_20_Paragraf_20_Yazı_20_Tipi"><text:span text:style-name="T40">3.3 Önceden Görülmeyen ve Beklenilmeyen Halin Ortaya Çıkmasında Tarafların Kusurunun Bulunmaması</text:span></text:span></text:p>
      <text:p text:style-name="P3"><text:span text:style-name="Varsayılan_20_Paragraf_20_Yazı_20_Tipi"><text:span text:style-name="T41"> </text:span></text:span></text:p>
      <text:p text:style-name="P3"><text:span text:style-name="Varsayılan_20_Paragraf_20_Yazı_20_Tipi"><text:span text:style-name="T41">TBK. Madde 480, fıkra II hükmünün uygulanması için aranan üçüncü şart, ifa güçlüğünün taraflardan birinin ihmal ve tedbirsizliği ya da temerrüdü yüzünden meydana gelmemiş olmasıdır. Bu şart, inşa işinde uzman durumunda olduğu için, özellikle müteahhit bakımından aranır.</text:span></text:span></text:p>
      <text:p text:style-name="P3"><text:span text:style-name="Varsayılan_20_Paragraf_20_Yazı_20_Tipi"><text:span text:style-name="T41"> </text:span></text:span></text:p>
      <text:p text:style-name="P3"><text:span text:style-name="Varsayılan_20_Paragraf_20_Yazı_20_Tipi"><text:span text:style-name="T41">Kusurun varlığı ve kapsamının belirlenmesi bakımından Türk Ticaret Kanunu madde 18 fıkra II hükmünde geçen, </text:span></text:span><text:span text:style-name="Varsayılan_20_Paragraf_20_Yazı_20_Tipi"><text:span text:style-name="T42">“basiretli iş adamı gibi hareket etme” </text:span></text:span><text:span text:style-name="Varsayılan_20_Paragraf_20_Yazı_20_Tipi"><text:span text:style-name="T41">ilkesinin göz önünde bulundurulması gerekir. Tedbirli bir tacir gibi davranması gereken müteahhidin tedbirsizliği sonucunda ortaya çıkan aşırı güçlük, beklenilmeyen hal sayılmayacaktır.</text:span></text:span></text:p>
      <text:p text:style-name="P3"><text:span text:style-name="Varsayılan_20_Paragraf_20_Yazı_20_Tipi"><text:span text:style-name="T41"> </text:span></text:span></text:p>
      <text:p text:style-name="P2"><text:span text:style-name="Varsayılan_20_Paragraf_20_Yazı_20_Tipi"><text:span text:style-name="T40">3.4 Müteahhidin Önceden Görülmeyen ve Beklenilmeyen Hali Arsa Sahibine İhbar Yükümlülüğü</text:span></text:span></text:p>
      <text:p text:style-name="P3"><text:span text:style-name="Varsayılan_20_Paragraf_20_Yazı_20_Tipi"><text:span text:style-name="T40"> </text:span></text:span></text:p>
      <text:p text:style-name="P3"><text:span text:style-name="Varsayılan_20_Paragraf_20_Yazı_20_Tipi"><text:span text:style-name="T41">TBK. Madde 480 fıkra II hükmünün uygulanması için aranmakta olan son şart, </text:span></text:span><text:span text:style-name="Varsayılan_20_Paragraf_20_Yazı_20_Tipi"><text:span text:style-name="T40">müteahhidin, olağanüstü halin ortaya çıkması üzerine durumu derhal arsa sahibine bildirme yükümlülüğünü yerine getirmiş olmasıdır. </text:span></text:span><text:span text:style-name="Varsayılan_20_Paragraf_20_Yazı_20_Tipi"><text:span text:style-name="T41">Müteahhidin bu yükümlülüğü, TBK. Madde 472, fıkra III hükmünden kaynaklanır. </text:span></text:span><text:span text:style-name="Varsayılan_20_Paragraf_20_Yazı_20_Tipi"><text:span text:style-name="T40">Bildirim yükümlülüğünü yerine getirmeyerek inşa işini görmeye devam eden müteah</text:span></text:span><text:soft-page-break/><text:span text:style-name="Varsayılan_20_Paragraf_20_Yazı_20_Tipi"><text:span text:style-name="T40">hidin, iyi niyet kuralları gereğince TBK.  Madde 480, fıkra II hükmünden yararlanamayacağı kabul edilmelidir.</text:span></text:span><text:span text:style-name="Varsayılan_20_Paragraf_20_Yazı_20_Tipi"><text:span text:style-name="T41"> </text:span></text:span><text:span text:style-name="Varsayılan_20_Paragraf_20_Yazı_20_Tipi"><text:span text:style-name="T40">[22]</text:span></text:span></text:p>
      <text:p text:style-name="P3"><text:span text:style-name="Varsayılan_20_Paragraf_20_Yazı_20_Tipi"><text:span text:style-name="T40"> </text:span></text:span></text:p>
      <text:p text:style-name="P5"><text:span text:style-name="Varsayılan_20_Paragraf_20_Yazı_20_Tipi"><text:span text:style-name="T40">4.  SÖZLEŞMENİN İRADE BOZUCU NEDENLERLE SONA ERMESİ </text:span></text:span></text:p>
      <text:p text:style-name="P3"><text:span text:style-name="Varsayılan_20_Paragraf_20_Yazı_20_Tipi"><text:span text:style-name="T41"> </text:span></text:span></text:p>
      <text:p text:style-name="P3"><text:span text:style-name="Varsayılan_20_Paragraf_20_Yazı_20_Tipi"><text:span text:style-name="T41">Bu çalışmamızın konusu bağlamında; inşaat sözleşmelerini ve inşa sürecini direkt konu alan hallerdeki ifa dışı sona erme hallerini incelemeye gayret ettik.</text:span></text:span></text:p>
      <text:p text:style-name="P3"><text:span text:style-name="Varsayılan_20_Paragraf_20_Yazı_20_Tipi"><text:span text:style-name="T41"> </text:span></text:span></text:p>
      <text:p text:style-name="P3"><text:span text:style-name="Varsayılan_20_Paragraf_20_Yazı_20_Tipi"><text:span text:style-name="T41">Yukarıda incelediğimiz ifa dışı sona erme halleri dışında, Türk Borçlar Kanunu’nun, Sözleşmeden Doğan Borç İlişkilerini genel olarak ela alan hükümleri içerisinde, her bir sözleşme için uygulanabilecek Sözleşmelerin İrade Bozucu Nedenlerle Sona Ermesi halleri de vardır. </text:span></text:span><text:span text:style-name="Varsayılan_20_Paragraf_20_Yazı_20_Tipi"><text:span text:style-name="T40">Bunlar:</text:span></text:span></text:p>
      <text:p text:style-name="P3"><text:span text:style-name="Varsayılan_20_Paragraf_20_Yazı_20_Tipi"><text:span text:style-name="T41"> </text:span></text:span></text:p>
      <text:p text:style-name="P3"><text:span text:style-name="Varsayılan_20_Paragraf_20_Yazı_20_Tipi"><text:span text:style-name="T40">Kesin Hükümsüzlük Nedeniyle Sözleşmenin Sona Ermesi (TBK m. 27)</text:span></text:span></text:p>
      <text:p text:style-name="P3"><text:span text:style-name="Varsayılan_20_Paragraf_20_Yazı_20_Tipi"><text:span text:style-name="T40">Aşırı Yaralanma (Gabin) Nedeniyle Sözleşmenin Sona Ermesi (TBK m. 28)</text:span></text:span></text:p>
      <text:p text:style-name="P3"><text:span text:style-name="Varsayılan_20_Paragraf_20_Yazı_20_Tipi"><text:span text:style-name="T40">Taraflardan birinin esaslı yanılgıya (Hataya) düşmesi (TBK m. 30)</text:span></text:span></text:p>
      <text:p text:style-name="P3"><text:span text:style-name="Varsayılan_20_Paragraf_20_Yazı_20_Tipi"><text:span text:style-name="T40">Taraflardan birinin diğerince aldatılması (TBK m. 36)</text:span></text:span></text:p>
      <text:p text:style-name="P3"><text:span text:style-name="Varsayılan_20_Paragraf_20_Yazı_20_Tipi"><text:span text:style-name="T40">Taraflardan birinin diğer tarafça veya üçüncü kişi tarafından korkutulmak suretiyle anlaşmanın yapılması (TBK m. 37) </text:span></text:span></text:p>
      <text:p text:style-name="P3"><text:span text:style-name="Varsayılan_20_Paragraf_20_Yazı_20_Tipi"><text:span text:style-name="T40">hükümlerinde ele alınan hallerdir.</text:span></text:span></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erif" svg:font-family="serif"/>
    <style:font-face style:name="Verdana1" svg:font-family="Verdana" style:font-family-generic="swiss"/>
    <style:font-face style:name="sans-serif" svg:font-family="sans-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Varsayılan_20_Paragraf_20_Yazı_20_Tipi" style:display-name="Varsayılan Paragraf Yazı Tipi" style:family="text"/>
    <style:style style:name="fontstyle01" style:family="text" style:parent-style-name="Varsayılan_20_Paragraf_20_Yazı_20_Tipi">
      <style:text-properties fo:color="#000000" loext:opacity="100%" style:font-name="Times New Roman" fo:font-family="'Times New Roman'" style:font-family-generic="roman" style:font-pitch="variable" fo:font-size="11pt" fo:font-style="normal" fo:font-weight="bold" style:font-size-asian="11pt" style:font-style-asian="normal" style:font-weight-asian="bold" style:font-name-complex="Times New Roman" style:font-family-complex="'Times New Roman'" style:font-family-generic-complex="roman" style:font-pitch-complex="variable" style:font-size-complex="11pt" style:font-style-complex="normal" style:font-weight-complex="bold"/>
    </style:style>
    <style:style style:name="fontstyle21" style:family="text" style:parent-style-name="Varsayılan_20_Paragraf_20_Yazı_20_Tipi">
      <style:text-properties fo:color="#000000" loext:opacity="100%" style:font-name="Times New Roman" fo:font-family="'Times New Roman'" style:font-family-generic="roman" style:font-pitch="variable" fo:font-size="11pt" fo:font-style="normal" fo:font-weight="normal"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fontstyle31" style:family="text" style:parent-style-name="Varsayılan_20_Paragraf_20_Yazı_20_Tipi">
      <style:text-properties fo:color="#000000" loext:opacity="100%" style:font-name="Times New Roman" fo:font-family="'Times New Roman'" style:font-family-generic="roman" style:font-pitch="variable" fo:font-size="8pt" fo:font-style="italic" fo:font-weight="normal" style:font-size-asian="8pt" style:font-style-asian="italic" style:font-weight-asian="normal" style:font-name-complex="Times New Roman" style:font-family-complex="'Times New Roman'" style:font-family-generic-complex="roman" style:font-pitch-complex="variable" style:font-size-complex="8pt" style:font-style-complex="italic" style:font-weight-complex="normal"/>
    </style:style>
    <style:style style:name="Güçlü" style:family="text" style:parent-style-name="Varsayılan_20_Paragraf_20_Yazı_20_Tipi">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1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1.2$Linux_X86_64 LibreOffice_project/7cbcfc562f6eb6708b5ff7d7397325de9e764452</meta:generator>
    <meta:creation-date>2020-12-31T12:32:00Z</meta:creation-date>
    <dc:date>2021-01-15T15:37:03.565163045</dc:date>
    <meta:editing-cycles>12</meta:editing-cycles>
    <meta:editing-duration>PT3H59M52S</meta:editing-duration>
    <meta:document-statistic meta:table-count="0" meta:image-count="0" meta:object-count="0" meta:page-count="11" meta:paragraph-count="182" meta:word-count="3431" meta:character-count="27139" meta:non-whitespace-character-count="23788"/>
    <meta:template xlink:type="simple" xlink:actuate="onRequest" xlink:title="" xlink:href="Normal"/>
  </office:meta>
</office:document-meta>
</file>